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Lucida Sans Unicode" svg:font-family="'Lucida Sans Unicode'" style:font-family-generic="roman" style:font-pitch="variable"/>
    <style:font-face style:name="MS Mincho" svg:font-family="'MS 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Lucida Sans Unicode1" svg:font-family="'Lucida Sans Unicode'" style:font-family-generic="system" style:font-pitch="variable"/>
    <style:font-face style:name="MS Mincho1"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GB" style:font-name-asian="Times New Roman1" style:font-name-complex="Times New Roman1"/>
    </style:style>
    <style:style style:name="P2" style:family="paragraph" style:parent-style-name="Standard">
      <style:paragraph-properties fo:text-align="justify" style:justify-single-word="false"/>
      <style:text-properties fo:language="en" fo:country="GB" style:font-name-asian="Times New Roman1" style:font-name-complex="Times New Roman1"/>
    </style:style>
    <style:style style:name="P3" style:family="paragraph" style:parent-style-name="Standard">
      <style:text-properties fo:language="en" fo:country="GB" style:font-name-complex="Times New Roman1"/>
    </style:style>
    <style:style style:name="P4" style:family="paragraph" style:parent-style-name="Standard">
      <style:paragraph-properties fo:text-align="justify" style:justify-single-word="false"/>
      <style:text-properties fo:language="en" fo:country="GB" style:font-name-complex="Times New Roman1"/>
    </style:style>
    <style:style style:name="P5" style:family="paragraph" style:parent-style-name="Standard">
      <style:paragraph-properties fo:text-align="justify" style:justify-single-word="false"/>
      <style:text-properties fo:language="en" fo:country="GB" fo:font-weight="bold" style:font-weight-asian="bold" style:font-name-complex="Times New Roman1"/>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color="#211d1e" fo:language="en" fo:country="GB" style:font-name-complex="Times New Roman1"/>
    </style:style>
    <style:style style:name="P8" style:family="paragraph" style:parent-style-name="Standard">
      <style:paragraph-properties fo:margin-top="0in" fo:margin-bottom="0.0835in" loext:contextual-spacing="false"/>
    </style:style>
    <style:style style:name="P9" style:family="paragraph" style:parent-style-name="Standard">
      <style:paragraph-properties fo:margin-left="0.3937in" fo:margin-right="0.3929in" fo:text-align="justify" style:justify-single-word="false" fo:text-indent="0in" style:auto-text-indent="false"/>
    </style:style>
    <style:style style:name="P10" style:family="paragraph" style:parent-style-name="Standard">
      <style:paragraph-properties fo:keep-with-next="auto"/>
    </style:style>
    <style:style style:name="P11" style:family="paragraph" style:parent-style-name="Standard">
      <style:paragraph-properties fo:keep-with-next="auto"/>
      <style:text-properties fo:language="en" fo:country="GB" style:font-name-complex="Times New Roman1"/>
    </style:style>
    <style:style style:name="P12" style:family="paragraph" style:parent-style-name="Standard">
      <style:paragraph-properties fo:keep-with-next="auto"/>
      <style:text-properties style:font-name="Arial" fo:language="en" fo:country="GB" fo:font-weight="bold" style:font-weight-asian="bold" style:font-name-complex="Arial1"/>
    </style:style>
    <style:style style:name="P13" style:family="paragraph" style:parent-style-name="Standard">
      <style:paragraph-properties fo:keep-with-next="auto"/>
      <style:text-properties style:font-name-complex="Times New Roman1"/>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fo:language="en" fo:country="GB" style:font-name-complex="Times New Roman1"/>
    </style:style>
    <style:style style:name="P16" style:family="paragraph" style:parent-style-name="Standard">
      <style:paragraph-properties fo:margin-top="0in" fo:margin-bottom="0in" loext:contextual-spacing="false" fo:text-align="justify" style:justify-single-word="false"/>
      <style:text-properties fo:language="en" fo:country="GB" style:font-name-asian="Times New Roman1" style:font-name-complex="Times New Roman1"/>
    </style:style>
    <style:style style:name="P17" style:family="paragraph" style:parent-style-name="Standard">
      <style:paragraph-properties fo:margin-top="0in" fo:margin-bottom="0in" loext:contextual-spacing="false" fo:text-align="justify" style:justify-single-word="false"/>
    </style:style>
    <style:style style:name="P18" style:family="paragraph" style:parent-style-name="Standard">
      <style:paragraph-properties fo:margin-top="0in" fo:margin-bottom="0in" loext:contextual-spacing="false" fo:text-align="justify" style:justify-single-word="false"/>
      <style:text-properties fo:font-size="6pt" fo:language="en" fo:country="GB" fo:font-weight="bold" style:font-size-asian="6pt" style:font-weight-asian="bold" style:font-name-complex="Times New Roman1" style:font-size-complex="6pt"/>
    </style:style>
    <style:style style:name="P19" style:family="paragraph" style:parent-style-name="Standard">
      <style:paragraph-properties fo:margin-top="0in" fo:margin-bottom="0in" loext:contextual-spacing="false" fo:line-height="100%" fo:keep-with-next="auto"/>
    </style:style>
    <style:style style:name="P20" style:family="paragraph" style:parent-style-name="Standard">
      <style:paragraph-properties fo:margin-top="0in" fo:margin-bottom="0in" loext:contextual-spacing="false" fo:line-height="100%" fo:keep-with-next="auto"/>
      <style:text-properties fo:language="it" fo:country="IT" style:font-name-complex="Times New Roman1"/>
    </style:style>
    <style:style style:name="P21" style:family="paragraph" style:parent-style-name="Standard">
      <style:paragraph-properties fo:margin-left="0in" fo:margin-right="0in" fo:text-indent="0.4917in" style:auto-text-indent="false"/>
    </style:style>
    <style:style style:name="P22" style:family="paragraph" style:parent-style-name="Standard">
      <style:paragraph-properties fo:margin-left="0in" fo:margin-right="0in" fo:text-indent="0.4917in" style:auto-text-indent="false"/>
      <style:text-properties fo:language="en" fo:country="GB" style:font-name-complex="Times New Roman1"/>
    </style:style>
    <style:style style:name="P23" style:family="paragraph" style:parent-style-name="Standard">
      <style:paragraph-properties fo:margin-left="0in" fo:margin-right="0in" fo:margin-top="0in" fo:margin-bottom="0in" loext:contextual-spacing="false" fo:text-indent="0.4917in" style:auto-text-indent="false"/>
    </style:style>
    <style:style style:name="P24" style:family="paragraph" style:parent-style-name="Standard">
      <style:paragraph-properties fo:margin-left="0in" fo:margin-right="0in" fo:margin-top="0in" fo:margin-bottom="0in" loext:contextual-spacing="false" fo:text-align="justify" style:justify-single-word="false" fo:text-indent="0.4917in" style:auto-text-indent="false"/>
    </style:style>
    <style:style style:name="P25" style:family="paragraph" style:parent-style-name="Standard">
      <style:paragraph-properties fo:margin-left="0in" fo:margin-right="0in" fo:margin-top="0in" fo:margin-bottom="0in" loext:contextual-spacing="false" fo:text-indent="0.4917in" style:auto-text-indent="false" fo:keep-with-next="auto"/>
    </style:style>
    <style:style style:name="P26" style:family="paragraph" style:parent-style-name="Standard">
      <style:paragraph-properties fo:margin-left="0in" fo:margin-right="0in" fo:text-indent="0.4465in" style:auto-text-indent="false"/>
    </style:style>
    <style:style style:name="P27" style:family="paragraph" style:parent-style-name="Standard">
      <style:paragraph-properties fo:margin-left="0in" fo:margin-right="0in" fo:margin-top="0in" fo:margin-bottom="0in" loext:contextual-spacing="false" fo:text-indent="0.4465in" style:auto-text-indent="false"/>
    </style:style>
    <style:style style:name="P28" style:family="paragraph" style:parent-style-name="Standard">
      <style:paragraph-properties fo:margin-left="0.4445in" fo:margin-right="0in" fo:margin-top="0in" fo:margin-bottom="0in" loext:contextual-spacing="false" fo:text-indent="-0.4445in" style:auto-text-indent="false">
        <style:tab-stops>
          <style:tab-stop style:position="0.3937in"/>
        </style:tab-stops>
      </style:paragraph-properties>
    </style:style>
    <style:style style:name="P29" style:family="paragraph" style:parent-style-name="Standard">
      <style:paragraph-properties fo:margin-left="0in" fo:margin-right="0in" fo:margin-top="0in" fo:margin-bottom="0in" loext:contextual-spacing="false" fo:text-indent="0.2957in" style:auto-text-indent="false"/>
    </style:style>
    <style:style style:name="P30" style:family="paragraph" style:parent-style-name="Standard">
      <style:paragraph-properties fo:margin-left="0.4465in" fo:margin-right="0in" fo:margin-top="0in" fo:margin-bottom="0in" loext:contextual-spacing="false" fo:text-indent="0.4465in" style:auto-text-indent="false"/>
    </style:style>
    <style:style style:name="P31" style:family="paragraph" style:parent-style-name="Standard">
      <style:paragraph-properties fo:margin-left="0.4465in" fo:margin-right="0in" fo:margin-top="0in" fo:margin-bottom="0in" loext:contextual-spacing="false" fo:text-align="justify" style:justify-single-word="false" fo:text-indent="0.4465in" style:auto-text-indent="false"/>
    </style:style>
    <style:style style:name="P32" style:family="paragraph" style:parent-style-name="Standard">
      <style:paragraph-properties fo:margin-left="0.4465in" fo:margin-right="0in" fo:text-indent="0.4465in" style:auto-text-indent="false"/>
    </style:style>
    <style:style style:name="P33" style:family="paragraph" style:parent-style-name="Standard">
      <style:paragraph-properties fo:margin-left="0.4465in" fo:margin-right="0in" fo:text-align="justify" style:justify-single-word="false" fo:text-indent="0.4465in" style:auto-text-indent="false"/>
    </style:style>
    <style:style style:name="P34" style:family="paragraph" style:parent-style-name="Standard">
      <style:paragraph-properties fo:margin-left="0.4917in" fo:margin-right="0in" fo:text-indent="0.4917in" style:auto-text-indent="false"/>
    </style:style>
    <style:style style:name="P35" style:family="paragraph" style:parent-style-name="Standard">
      <style:paragraph-properties fo:margin-left="0.4917in" fo:margin-right="0in" fo:text-indent="0.4917in" style:auto-text-indent="false"/>
      <style:text-properties fo:language="en" fo:country="GB" style:font-name-complex="Times New Roman1"/>
    </style:style>
    <style:style style:name="P36" style:family="paragraph" style:parent-style-name="Standard">
      <style:paragraph-properties fo:margin-left="0.4917in" fo:margin-right="0in" fo:text-indent="0.4917in" style:auto-text-indent="false"/>
      <style:text-properties fo:language="en" fo:country="GB" style:font-name-asian="Times New Roman1" style:font-name-complex="Times New Roman1"/>
    </style:style>
    <style:style style:name="P37" style:family="paragraph" style:parent-style-name="Standard">
      <style:paragraph-properties fo:margin-left="0.4917in" fo:margin-right="0in" fo:margin-top="0in" fo:margin-bottom="0in" loext:contextual-spacing="false" fo:text-align="justify" style:justify-single-word="false" fo:text-indent="0.4917in" style:auto-text-indent="false"/>
    </style:style>
    <style:style style:name="P38" style:family="paragraph" style:parent-style-name="Standard" style:master-page-name="Converted6">
      <style:paragraph-properties fo:margin-left="0.2362in" fo:margin-right="0in" fo:text-align="justify" style:justify-single-word="false" fo:text-indent="-0.2362in" style:auto-text-indent="false" style:page-number="auto"/>
    </style:style>
    <style:style style:name="P39" style:family="paragraph" style:parent-style-name="Standard" style:master-page-name="Converted12">
      <style:paragraph-properties fo:margin-left="0.2362in" fo:margin-right="0in" fo:text-align="justify" style:justify-single-word="false" fo:text-indent="-0.2362in" style:auto-text-indent="false" style:page-number="auto"/>
    </style:style>
    <style:style style:name="P40" style:family="paragraph" style:parent-style-name="Standard" style:master-page-name="Converted14">
      <style:paragraph-properties fo:margin-left="0.2362in" fo:margin-right="0in" fo:text-align="justify" style:justify-single-word="false" fo:text-indent="-0.2362in" style:auto-text-indent="false" style:page-number="auto"/>
    </style:style>
    <style:style style:name="P41" style:family="paragraph" style:parent-style-name="Standard">
      <style:paragraph-properties fo:margin-left="0.4917in" fo:margin-right="0in" fo:margin-top="0in" fo:margin-bottom="0in" loext:contextual-spacing="false" fo:text-indent="0in" style:auto-text-indent="false"/>
    </style:style>
    <style:style style:name="P42" style:family="paragraph" style:parent-style-name="Standard">
      <style:paragraph-properties fo:margin-left="1.3398in" fo:margin-right="0in" fo:text-indent="0.4465in" style:auto-text-indent="false"/>
    </style:style>
    <style:style style:name="P43" style:family="paragraph" style:parent-style-name="Standard">
      <style:paragraph-properties fo:margin-left="0.4445in" fo:margin-right="0in" fo:margin-top="0in" fo:margin-bottom="0in" loext:contextual-spacing="false" fo:text-indent="0in" style:auto-text-indent="false"/>
    </style:style>
    <style:style style:name="P44" style:family="paragraph" style:parent-style-name="Standard">
      <style:paragraph-properties fo:margin-left="0.4445in" fo:margin-right="0in" fo:margin-top="0in" fo:margin-bottom="0in" loext:contextual-spacing="false" fo:text-indent="0.002in" style:auto-text-indent="false"/>
    </style:style>
    <style:style style:name="P45" style:family="paragraph" style:parent-style-name="Standard">
      <style:paragraph-properties fo:margin-left="0.4465in" fo:margin-right="0in" fo:text-align="justify" style:justify-single-word="false" fo:text-indent="0.0453in" style:auto-text-indent="false"/>
    </style:style>
    <style:style style:name="P46" style:family="paragraph" style:parent-style-name="Title">
      <style:paragraph-properties fo:margin-top="0in" fo:margin-bottom="0.111in" loext:contextual-spacing="false"/>
    </style:style>
    <style:style style:name="P47" style:family="paragraph" style:parent-style-name="Title">
      <style:paragraph-properties fo:margin-top="0in" fo:margin-bottom="0in" loext:contextual-spacing="false"/>
    </style:style>
    <style:style style:name="P48" style:family="paragraph" style:parent-style-name="Title" style:master-page-name="Standard">
      <style:paragraph-properties style:page-number="auto"/>
    </style:style>
    <style:style style:name="P49" style:family="paragraph" style:parent-style-name="ls_5f_Section1" style:list-style-name="WWNum22"/>
    <style:style style:name="P50" style:family="paragraph" style:parent-style-name="Footnote">
      <style:paragraph-properties fo:text-align="justify" style:justify-single-word="false"/>
    </style:style>
    <style:style style:name="P51" style:family="paragraph" style:parent-style-name="Footnote" style:master-page-name="Converted2">
      <style:paragraph-properties fo:margin-left="0.2362in" fo:margin-right="0in" fo:text-indent="-0.2362in" style:auto-text-indent="false" style:page-number="auto" fo:keep-with-next="auto"/>
    </style:style>
    <style:style style:name="P52" style:family="paragraph" style:parent-style-name="Footnote" style:master-page-name="Converted10">
      <style:paragraph-properties fo:margin-left="0.2362in" fo:margin-right="0in" fo:text-align="justify" style:justify-single-word="false" fo:text-indent="-0.2362in" style:auto-text-indent="false" style:page-number="auto"/>
    </style:style>
    <style:style style:name="P53" style:family="paragraph" style:parent-style-name="Footnote" style:master-page-name="Converted4">
      <style:paragraph-properties fo:margin-left="0.0984in" fo:margin-right="0in" fo:text-align="justify" style:justify-single-word="false" fo:text-indent="-0.0984in" style:auto-text-indent="false" style:page-number="auto"/>
    </style:style>
    <style:style style:name="P54" style:family="paragraph" style:parent-style-name="Footnote">
      <style:paragraph-properties fo:margin-left="0.2362in" fo:margin-right="0in" fo:margin-top="0in" fo:margin-bottom="0in" loext:contextual-spacing="false" fo:text-indent="-0.2354in" style:auto-text-indent="false"/>
    </style:style>
    <style:style style:name="P55" style:family="paragraph" style:parent-style-name="Footnote">
      <style:paragraph-properties fo:margin-left="0.2362in" fo:margin-right="0in" fo:margin-top="0in" fo:margin-bottom="0in" loext:contextual-spacing="false" fo:text-indent="0in" style:auto-text-indent="false"/>
    </style:style>
    <style:style style:name="P56" style:family="paragraph" style:parent-style-name="Footnote">
      <style:paragraph-properties fo:margin-left="0.2354in" fo:margin-right="0in" fo:text-indent="0in" style:auto-text-indent="false"/>
    </style:style>
    <style:style style:name="P57" style:family="paragraph" style:parent-style-name="Footnote" style:master-page-name="Converted8">
      <style:paragraph-properties fo:text-align="justify" style:justify-single-word="false" style:page-number="auto"/>
    </style:style>
    <style:style style:name="P58" style:family="paragraph" style:parent-style-name="Footnote" style:master-page-name="Converted16">
      <style:paragraph-properties style:page-number="auto"/>
    </style:style>
    <style:style style:name="P59" style:family="paragraph">
      <loext:graphic-properties draw:fill="none"/>
      <style:paragraph-properties fo:text-align="start"/>
      <style:text-properties fo:font-size="18pt"/>
    </style:style>
    <style:style style:name="T1" style:family="text">
      <style:text-properties style:text-position="90% 100%" fo:language="en" fo:country="GB"/>
    </style:style>
    <style:style style:name="T2" style:family="text">
      <style:text-properties fo:language="en" fo:country="GB"/>
    </style:style>
    <style:style style:name="T3" style:family="text">
      <style:text-properties fo:language="en" fo:country="GB" fo:font-style="italic" style:font-style-asian="italic" style:font-name-complex="Times New Roman1"/>
    </style:style>
    <style:style style:name="T4" style:family="text">
      <style:text-properties fo:language="en" fo:country="GB" fo:font-style="italic" style:font-style-asian="italic" style:font-name-complex="Times New Roman1" style:font-style-complex="italic"/>
    </style:style>
    <style:style style:name="T5" style:family="text">
      <style:text-properties fo:language="en" fo:country="GB" fo:font-style="italic" fo:font-weight="bold" style:font-style-asian="italic" style:font-weight-asian="bold" style:font-name-complex="Times New Roman1"/>
    </style:style>
    <style:style style:name="T6" style:family="text">
      <style:text-properties fo:language="en" fo:country="GB" fo:font-style="italic" fo:font-weight="bold" style:font-name-asian="Times New Roman1" style:font-style-asian="italic" style:font-weight-asian="bold" style:font-name-complex="Times New Roman1"/>
    </style:style>
    <style:style style:name="T7" style:family="text">
      <style:text-properties fo:language="en" fo:country="GB" fo:font-style="italic" style:font-name-asian="Times New Roman1" style:font-style-asian="italic" style:font-name-complex="Times New Roman1"/>
    </style:style>
    <style:style style:name="T8" style:family="text">
      <style:text-properties fo:language="en" fo:country="GB" fo:font-style="italic" fo:background-color="#ffffff" loext:char-shading-value="0" style:font-name-asian="Times New Roman1" style:font-style-asian="italic" style:font-name-complex="Times New Roman1"/>
    </style:style>
    <style:style style:name="T9" style:family="text">
      <style:text-properties fo:language="en" fo:country="GB" style:font-name-complex="Times New Roman1"/>
    </style:style>
    <style:style style:name="T10" style:family="text">
      <style:text-properties fo:language="en" fo:country="GB" style:font-name-complex="Times New Roman1" style:font-style-complex="italic"/>
    </style:style>
    <style:style style:name="T11" style:family="text">
      <style:text-properties fo:language="en" fo:country="GB" style:font-name-complex="Times New Roman1" style:font-weight-complex="bold"/>
    </style:style>
    <style:style style:name="T12" style:family="text">
      <style:text-properties fo:language="en" fo:country="GB" fo:font-weight="bold" style:font-weight-asian="bold" style:font-name-complex="Times New Roman1"/>
    </style:style>
    <style:style style:name="T13" style:family="text">
      <style:text-properties fo:language="en" fo:country="GB" fo:font-weight="bold" style:font-weight-asian="bold" style:font-name-complex="Times New Roman1" style:font-weight-complex="bold"/>
    </style:style>
    <style:style style:name="T14" style:family="text">
      <style:text-properties fo:language="en" fo:country="GB" fo:font-weight="bold" style:font-name-asian="Times New Roman1" style:font-weight-asian="bold" style:font-name-complex="Times New Roman1"/>
    </style:style>
    <style:style style:name="T15" style:family="text">
      <style:text-properties fo:language="en" fo:country="GB" style:font-name-asian="Times New Roman1" style:font-name-complex="Times New Roman1"/>
    </style:style>
    <style:style style:name="T16" style:family="text">
      <style:text-properties fo:language="en" fo:country="GB" style:font-name-asian="Times New Roman1" style:font-name-complex="Times New Roman1" fo:background-color="#ffff00"/>
    </style:style>
    <style:style style:name="T17" style:family="text">
      <style:text-properties fo:language="en" fo:country="GB" fo:background-color="#ffffff" loext:char-shading-value="0" style:font-name-asian="Times New Roman1" style:font-name-complex="Times New Roman1"/>
    </style:style>
    <style:style style:name="T18" style:family="text">
      <style:text-properties fo:language="en" fo:country="GB" fo:background-color="#ffffff" loext:char-shading-value="0" style:font-name-asian="Times New Roman1" style:font-name-complex="Times New Roman1" style:font-weight-complex="bold"/>
    </style:style>
    <style:style style:name="T19" style:family="text">
      <style:text-properties fo:font-size="15pt" fo:language="en" fo:country="GB" style:font-size-asian="15pt" style:font-size-complex="15pt"/>
    </style:style>
    <style:style style:name="T20" style:family="text">
      <style:text-properties fo:font-size="14pt" fo:language="en" fo:country="GB" style:font-size-asian="14pt" style:font-size-complex="14pt"/>
    </style:style>
    <style:style style:name="T21" style:family="text">
      <style:text-properties fo:font-style="italic" fo:font-weight="bold" style:font-style-asian="italic" style:font-weight-asian="bold"/>
    </style:style>
    <style:style style:name="T22" style:family="text">
      <style:text-properties fo:font-style="italic" style:font-style-asian="italic"/>
    </style:style>
    <style:style style:name="T23" style:family="text">
      <style:text-properties fo:font-style="italic" style:font-style-asian="italic" style:font-name-complex="Times New Roman1"/>
    </style:style>
    <style:style style:name="T24" style:family="text">
      <style:text-properties style:font-name="Lucida Sans Unicode" fo:language="en" fo:country="GB" fo:font-style="italic" style:font-style-asian="italic" style:font-name-complex="Lucida Sans Unicode1"/>
    </style:style>
    <style:style style:name="T25" style:family="text">
      <style:text-properties style:font-name="Lucida Sans Unicode" fo:language="en" fo:country="GB" style:font-name-complex="Lucida Sans Unicode1"/>
    </style:style>
    <style:style style:name="T26" style:family="text">
      <style:text-properties fo:color="#211d1e" fo:language="en" fo:country="GB" fo:font-style="italic" style:font-style-asian="italic" style:font-name-complex="Times New Roman1"/>
    </style:style>
    <style:style style:name="T27" style:family="text">
      <style:text-properties fo:color="#211d1e" fo:language="en" fo:country="GB" fo:font-style="italic" style:font-style-asian="italic" style:font-name-complex="Times New Roman1" style:font-style-complex="italic"/>
    </style:style>
    <style:style style:name="T28" style:family="text">
      <style:text-properties fo:color="#211d1e" fo:language="en" fo:country="GB" style:font-name-complex="Times New Roman1"/>
    </style:style>
    <style:style style:name="T29" style:family="text">
      <style:text-properties fo:color="#211d1e" fo:language="en" fo:country="GB" style:font-name-complex="Times New Roman1" style:font-style-complex="italic"/>
    </style:style>
    <style:style style:name="T30" style:family="text">
      <style:text-properties fo:color="#211d1e" fo:language="en" fo:country="GB" fo:font-weight="bold" style:font-weight-asian="bold" style:font-name-complex="Times New Roman1" style:font-weight-complex="bold"/>
    </style:style>
    <style:style style:name="T31" style:family="text">
      <style:text-properties fo:color="#211d1e" style:font-name-complex="Times New Roman1"/>
    </style:style>
    <style:style style:name="T32" style:family="text">
      <style:text-properties fo:color="#211d1e" style:font-name="Cambria" style:font-name-complex="Cambria1"/>
    </style:style>
    <style:style style:name="T33" style:family="text">
      <style:text-properties fo:color="#211d1e" style:font-name="Cambria" fo:language="en" fo:country="GB" style:font-name-complex="Cambria1"/>
    </style:style>
    <style:style style:name="T34" style:family="text">
      <style:text-properties fo:color="#211d1e" fo:font-style="italic" style:font-style-asian="italic" style:font-name-complex="Times New Roman1" style:font-style-complex="italic"/>
    </style:style>
    <style:style style:name="T35" style:family="text">
      <style:text-properties style:font-name="Cambria" fo:language="en" fo:country="GB" style:font-name-complex="Cambria1"/>
    </style:style>
    <style:style style:name="T36" style:family="text">
      <style:text-properties style:font-name="Cambria" fo:language="en" fo:country="GB" style:font-name-asian="Times New Roman1" style:font-name-complex="Cambria1"/>
    </style:style>
    <style:style style:name="T37" style:family="text">
      <style:text-properties style:font-name="Cambria" style:font-name-complex="Cambria1"/>
    </style:style>
    <style:style style:name="T38" style:family="text">
      <style:text-properties style:font-name="Cambria" style:font-name-asian="Times New Roman1" style:font-name-complex="Cambria1"/>
    </style:style>
    <style:style style:name="T39" style:family="text">
      <style:text-properties style:font-name="Cambria" fo:font-size="10pt" style:font-name-asian="Times New Roman1" style:font-size-asian="10pt" style:font-name-complex="Cambria1" style:font-size-complex="10pt"/>
    </style:style>
    <style:style style:name="T40" style:family="text">
      <style:text-properties style:text-position="-63% 100%" fo:language="en" fo:country="GB" style:font-name-complex="Times New Roman1"/>
    </style:style>
    <style:style style:name="T41" style:family="text">
      <style:text-properties style:text-position="-63% 100%" style:font-name="Cambria" fo:language="en" fo:country="GB" style:font-name-complex="Cambria1"/>
    </style:style>
    <style:style style:name="T42" style:family="text">
      <style:text-properties style:font-name-complex="Times New Roman1"/>
    </style:style>
    <style:style style:name="T43" style:family="text">
      <style:text-properties fo:language="it" fo:country="IT" style:font-name-complex="Times New Roman1"/>
    </style:style>
    <style:style style:name="T44" style:family="text">
      <style:text-properties fo:language="it" fo:country="IT" fo:font-style="italic" style:font-style-asian="italic" style:font-name-complex="Times New Roman1"/>
    </style:style>
    <style:style style:name="T45" style:family="text">
      <style:text-properties fo:language="it" fo:country="IT" fo:font-style="italic" style:font-style-asian="italic" style:font-name-complex="Times New Roman1" style:font-style-complex="italic"/>
    </style:style>
    <style:style style:name="T46" style:family="text">
      <style:text-properties style:text-position="sub 58%" fo:language="en" fo:country="GB" style:font-name-complex="Times New Roman1"/>
    </style:style>
    <style:style style:name="T47" style:family="text">
      <style:text-properties style:text-position="sub 58%" fo:language="en" fo:country="GB" style:font-name-asian="Times New Roman1" style:font-name-complex="Times New Roman1"/>
    </style:style>
    <style:style style:name="T48" style:family="text">
      <style:text-properties style:text-position="sub 58%" style:font-name="Cambria" fo:language="en" fo:country="GB" style:font-name-complex="Cambria1"/>
    </style:style>
    <style:style style:name="T49" style:family="text">
      <style:text-properties style:font-name-asian="Times New Roman1" style:font-name-complex="Times New Roman1"/>
    </style:style>
    <style:style style:name="T50" style:family="text">
      <style:text-properties fo:font-size="10pt" fo:language="en" fo:country="GB" style:font-name-asian="Times New Roman1" style:font-size-asian="10pt" style:font-name-complex="Times New Roman1" style:font-size-complex="10pt"/>
    </style:style>
    <style:style style:name="T51" style:family="text">
      <style:text-properties fo:font-size="10pt" fo:language="en" fo:country="GB" fo:font-weight="bold" style:font-name-asian="Times New Roman1" style:font-size-asian="10pt" style:font-weight-asian="bold" style:font-name-complex="Times New Roman1" style:font-size-complex="10pt"/>
    </style:style>
    <style:style style:name="T52" style:family="text">
      <style:text-properties fo:font-size="10pt" style:font-size-asian="10pt" style:font-size-complex="10pt"/>
    </style:style>
    <style:style style:name="T53" style:family="text">
      <style:text-properties fo:font-size="10pt" style:font-size-asian="10pt" style:font-name-complex="Times New Roman1" style:font-size-complex="10pt"/>
    </style:style>
    <style:style style:name="T54" style:family="text">
      <style:text-properties fo:font-size="10pt" style:font-name-asian="Times New Roman1" style:font-size-asian="10pt" style:font-name-complex="Times New Roman1" style:font-size-complex="10pt"/>
    </style:style>
    <style:style style:name="T55" style:family="text">
      <style:text-properties fo:font-size="10pt" fo:font-style="italic" style:font-size-asian="10pt" style:font-style-asian="italic" style:font-name-complex="Times New Roman1" style:font-size-complex="10pt"/>
    </style:style>
    <style:style style:name="T56" style:family="text">
      <style:text-properties fo:font-size="10pt" fo:background-color="#ffffff" loext:char-shading-value="0" style:font-name-asian="Times New Roman1" style:font-size-asian="10pt" style:font-name-complex="Times New Roman1" style:font-size-complex="10pt"/>
    </style:style>
    <style:style style:name="T57" style:family="text">
      <style:text-properties fo:font-variant="small-caps" fo:language="en" fo:country="GB" style:font-name-asian="Times New Roman1" style:font-name-complex="Times New Roman1"/>
    </style:style>
    <style:style style:name="T58" style:family="text">
      <style:text-properties fo:font-variant="small-caps" fo:language="en" fo:country="GB" style:font-name-complex="Times New Roman1"/>
    </style:style>
    <style:style style:name="T59" style:family="text">
      <style:text-properties style:font-name="Times" fo:font-size="10pt" fo:language="en" fo:country="GB" style:font-name-asian="Times New Roman1" style:font-size-asian="10pt" style:font-name-complex="Times New Roman1" style:font-size-complex="10pt"/>
    </style:style>
    <style:style style:name="T60" style:family="text">
      <style:text-properties fo:color="#008000" fo:language="en" fo:country="GB" style:font-name-complex="Times New Roman1"/>
    </style:style>
    <style:style style:name="T61" style:family="text">
      <style:text-properties style:text-position="45% 100%" fo:language="en" fo:country="GB" style:font-name-complex="Times New Roman1"/>
    </style:style>
    <style:style style:name="T62" style:family="text">
      <style:text-properties style:text-line-through-style="solid" style:text-line-through-type="single" fo:language="en" fo:country="GB" style:font-name-complex="Times New Roman1"/>
    </style:style>
    <style:style style:name="T63" style:family="text">
      <style:text-properties fo:font-size="6pt" fo:language="en" fo:country="GB" style:font-name-asian="Times New Roman1" style:font-size-asian="6pt" style:font-name-complex="Times New Roman1" style:font-size-complex="6pt"/>
    </style:style>
    <style:style style:name="T64" style:family="text">
      <style:text-properties style:font-name="Arial" fo:font-size="18pt" fo:font-weight="bold" style:font-size-asian="18pt" style:font-weight-asian="bold" style:font-name-complex="Arial1" style:font-size-complex="18pt"/>
    </style:style>
    <style:style style:name="T65" style:family="text">
      <style:text-properties style:font-name="Arial" fo:language="en" fo:country="GB" fo:font-weight="bold" style:font-weight-asian="bold" style:font-name-complex="Arial1"/>
    </style:style>
    <style:style style:name="T66" style:family="text">
      <style:text-properties style:font-name="Arial" fo:language="en" fo:country="GB" style:font-name-complex="Arial1"/>
    </style:style>
    <style:style style:name="T67" style:family="text">
      <style:text-properties style:font-name="MS Mincho" fo:language="it" fo:country="IT" style:font-name-asian="MS Mincho1" style:font-name-complex="MS Mincho1"/>
    </style:style>
    <style:style style:name="gr1"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528in" fo:margin-top="0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665in" fo:margin-top="0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528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1">Aspectual datives (and instrumentals)</text:span></text:p>
      <text:p text:style-name="P46"><text:span text:style-name="T19">Ludovico Franco </text:span></text:p>
      <text:p text:style-name="P46"><text:bookmark text:name="_GoBack"/><text:span text:style-name="T20">Università di Firenze </text:span></text:p>
      <text:p text:style-name="P8"/>
      <text:p text:style-name="P46"><text:span text:style-name="T20">Paolo Lorusso </text:span></text:p>
      <text:p text:style-name="P47"><text:span text:style-name="T20">Istituto Universitario Studi Superiori (IUSS) Pavia </text:span></text:p>
      <text:p text:style-name="Standard"/>
      <text:p text:style-name="P9"><text:soft-page-break/><text:span text:style-name="T21">Abstract</text:span><text:span text:style-name="T22">. </text:span><text:span text:style-name="T3">Dative adpositions</text:span><text:span text:style-name="T5"> </text:span><text:span text:style-name="T3">instantiate part-whole/inclusion (⊆) relations that holds between the goal and the direct object in the thematic grids of ditransitives. We assume that the same primitive part-whole relation is found: i) when the dative adposition is used in locative contexts; ii) with genitive adpositions, as shown by the widespread genitive/dative syncretism across natural languages. Instrumental inflections/adpositions are also the instantiation of the same primitive part-whole relation, but they denote the reverse with respect to genitives/datives (</text:span><text:span text:style-name="T24">⊇</text:span><text:span text:style-name="T3">). We describe progressive aspectual constructions involving adpositions, crosslinguistically. We propose that the dative adpositions found in progressive periphrases are the lexicalization of </text:span><text:span text:style-name="T7">the same basic ‘part-whole/inclusion’ content: the part-whole relation does not hold between argumental/thematic material but between two </text:span><text:span text:style-name="T3">events, one event being the time of reference which is ‘part of’ the time-frame of a second embedded event/set of events. The variation in the adpositions found with the Italian aspectual periphrases is accounted for in the terms of the ‘direction’ (⊆) vs. (</text:span><text:span text:style-name="T24">⊇</text:span><text:span text:style-name="T3">) of the</text:span><text:span text:style-name="T7"> inclusion primitive predicate </text:span><text:span text:style-name="T26">that implies different interpretations: <text:s/></text:span><text:span text:style-name="T3">progressive vs. prospective aspect, respectively. </text:span></text:p>
      <text:p text:style-name="P9"><text:span text:style-name="T5">Keywords</text:span><text:span text:style-name="T9">: </text:span><text:span text:style-name="T3">dative, </text:span><text:span text:style-name="T26">instrumental</text:span><text:span text:style-name="T3">, aspect, progressive, prospective.</text:span></text:p>
      <text:p text:style-name="P2"/>
      <text:list xml:id="list3733479889" text:style-name="WWNum22">
        <text:list-item>
          <text:p text:style-name="P49"><text:bookmark-start text:name="__RefHeading__452_2075933062"/><text:span text:style-name="T2">Introduction: background and aims</text:span><text:bookmark-end text:name="__RefHeading__452_2075933062"/></text:p>
        </text:list-item>
      </text:list>
      <text:p text:style-name="P10"><text:span text:style-name="T9">In recent work, Manzini &amp; Savoia (2011), Manzini &amp; Franco (2016), Franco &amp; Manzini (2017a,b) propose that dative morphemes </text:span><text:span text:style-name="T10">are</text:span><text:span text:style-name="T4"> </text:span><text:span text:style-name="T9">part-whole/inclusion predicates (cf. Belvin &amp; den Dikken 1997), notated (</text:span><text:span text:style-name="T35">⊆</text:span><text:span text:style-name="T9">), whose basic context of occurrence can be illustrated for English </text:span><text:span text:style-name="T3">to</text:span><text:span text:style-name="T9"> in (1).</text:span></text:p>
      <text:p text:style-name="P3"/>
      <text:p text:style-name="P14"><text:span text:style-name="T9">(1)<text:tab/> a.<text:tab/>I gave the books </text:span><text:span text:style-name="T12">to</text:span><text:span text:style-name="T9"> Peter</text:span></text:p>
      <text:p text:style-name="P21"><text:span text:style-name="T9">b. <text:tab/>[</text:span><text:span text:style-name="T40">VP </text:span><text:span text:style-name="T9">gave [</text:span><text:span text:style-name="T40">PredP </text:span><text:span text:style-name="T9">the books [[</text:span><text:span text:style-name="T41">⊆</text:span><text:span text:style-name="T40"> </text:span><text:span text:style-name="T12">to</text:span><text:span text:style-name="T9">] Peter ]]]]</text:span></text:p>
      <text:p text:style-name="P3"/>
      <text:p text:style-name="Standard"><text:span text:style-name="T9">Following Kayne (1984), Pesetsky (1995), Beck &amp; Johnson (2004), Harley (2002), among others, we can assume that in (1) a possession/part-whole/inclusion relation holds between the dative (</text:span><text:span text:style-name="T4">Peter</text:span><text:span text:style-name="T9">) and the theme of the ditransitive verb (</text:span><text:span text:style-name="T4">the books</text:span><text:span text:style-name="T9">). </text:span></text:p>
      <text:p text:style-name="Standard"><text:span text:style-name="T9">Manzini &amp; Savoia (2011), Franco &amp; Manzini (2016, 2017a) ascribe the same (</text:span><text:span text:style-name="T35">⊆</text:span><text:span text:style-name="T9">) content to genitives. Consider English in (2a). The </text:span><text:span text:style-name="T4">of </text:span><text:span text:style-name="T9">preposition (or the </text:span><text:span text:style-name="T4">’s </text:span><text:span text:style-name="T9">genitive ending) introduces a possession relation between the argument it selects, namely </text:span><text:span text:style-name="T4">the woman </text:span><text:span text:style-name="T9">(the possessor), and the head of the DP, namely (</text:span><text:span text:style-name="T4">the</text:span><text:span text:style-name="T9">) </text:span><text:span text:style-name="T4">children </text:span><text:span text:style-name="T9">(the possessum). The content of the </text:span><text:span text:style-name="T4">’s </text:span><text:span text:style-name="T9">case or the </text:span><text:span text:style-name="T4">of </text:span><text:span text:style-name="T9">preposition is the same part/whole elementary predicate </text:span><text:span text:style-name="T35">⊆</text:span><text:span text:style-name="T9"> assumed for datives. Thus, in (2b) (</text:span><text:span text:style-name="T35">⊆</text:span><text:span text:style-name="T9">) takes as its internal argument the sister DP (the possessor) and as its external argument the head N/D (the possessum) – saying that ‘the children’ is in the domain of inclusion of ‘the woman’. </text:span></text:p>
      <text:p text:style-name="P3"/>
      <text:p text:style-name="P14"><text:span text:style-name="T9">(2) <text:tab/>a. The woman</text:span><text:span text:style-name="T12">’s</text:span><text:span text:style-name="T9"> children/the children </text:span><text:span text:style-name="T12">of</text:span><text:span text:style-name="T9"> the woman </text:span></text:p>
      <text:p text:style-name="P26"><text:span text:style-name="T9">b. [</text:span><text:span text:style-name="T40">DP </text:span><text:span text:style-name="T9">the children [</text:span><text:span text:style-name="T40">PP</text:span><text:span text:style-name="T41">⊆</text:span><text:span text:style-name="T40"> </text:span><text:span text:style-name="T12">of</text:span><text:span text:style-name="T9"> the woman]] </text:span></text:p>
      <text:p text:style-name="P3"/>
      <text:p text:style-name="Standard"><text:span text:style-name="T9">Manzini &amp; Savoia (2011) argue that the widespread genitive/dative syncretism (e.g. in Romanian as in (3)) precisely corresponds to such a common lexicalization. This approach is not incompatible with languages like English with two separate lexicalizations for ‘to’ (dative) and ‘of’ (genitive). Simply genitive ‘of’ is specialized for DP-embedding of (</text:span><text:span text:style-name="T35">⊆</text:span><text:span text:style-name="T9">) and dative ‘to’ for sentential embedding of (</text:span><text:span text:style-name="T35">⊆</text:span><text:span text:style-name="T9">).</text:span><text:span text:style-name="Footnote_20_Symbol"><text:span text:style-name="T9"><text:note text:id="ftn1" text:note-class="footnote"><text:note-citation>1</text:note-citation><text:note-body><text:p text:style-name="P51"> <text:span text:style-name="T42">The part-whole (</text:span><text:span text:style-name="T37">⊆</text:span><text:span text:style-name="T42">) proposal for genitives and datives has been further articulated in Manzini &amp; Franco (2016), Franco &amp; Manzini (2017a) in order to account for the fact that formally identical genitive/dative DPs display different interpretive behaviours – as well as for the fact that cross-linguistically, syntactico-semantic differences may result in different lexicalization pattern. For instance, while with Goal datives the (</text:span><text:span text:style-name="T37">⊆</text:span><text:span text:style-name="T42">) relator establishes a relation between two arguments (namely the goal and the theme), with experience datives the (</text:span><text:span text:style-name="T37">⊆</text:span><text:span text:style-name="T42">) relator introduces relation between an argument (experiencer) and an event (the VP) (cf. Manzini &amp; Franco 2016:230-231). This is in line with the Applicative literature (cf. (Pylkkänen 2008), which assumes that the same Appl head (externalized by dative/oblique) can be attached to different points in the syntactic tree (High Appl </text:span><text:span text:style-name="T23">vs</text:span><text:span text:style-name="T42">. Low Appl heads)</text:span></text:p></text:note-body></text:note></text:span></text:span><text:span text:style-name="T9"> </text:span></text:p>
      <text:p text:style-name="P3"/>
      <text:p text:style-name="P28"><text:span text:style-name="T9">(3) <text:s/>a. <text:tab/>(I)-l <text:tab/>am <text:tab/>dat <text:tab/>băieț-i-l-</text:span><text:span text:style-name="T12">or</text:span><text:span text:style-name="T9">/ <text:tab/><text:tab/>fet-e-l-</text:span><text:span text:style-name="T12">or</text:span><text:span text:style-name="T4"> <text:tab/><text:tab/></text:span><text:span text:style-name="T9">him.it <text:tab/>I.have given <text:tab/>boy-mpl-def-obl/<text:tab/>girl-fpl-def-obl </text:span></text:p>
      <text:p text:style-name="P27"><text:span text:style-name="T9">‘I gave it to the boys/ girls’</text:span></text:p>
      <text:p text:style-name="P29"><text:span text:style-name="T9">b. pahar-ul <text:tab/><text:tab/>băieț -i-l-</text:span><text:span text:style-name="T12">or</text:span><text:span text:style-name="T9"> /<text:tab/><text:tab/>fet-e-l-</text:span><text:span text:style-name="T12">or</text:span><text:span text:style-name="T9"> </text:span></text:p>
      <text:p text:style-name="P27"><text:span text:style-name="T9">glass-msg.def <text:tab/>boy-mpl-def-obl/<text:tab/>girl-fpl-def-obl </text:span></text:p>
      <text:p text:style-name="P26"><text:span text:style-name="T9">‘the glass of the boys/ girls’ </text:span></text:p>
      <text:p text:style-name="P3"/>
      <text:p text:style-name="Standard"><text:span text:style-name="T9">Franco &amp; Manzini (2017b) extend the part-whole proposal to the other oblique item, most likely to occur as a case inflection in natural languages (Caha 2009), namely the instrumental; in English the core lexicalization of the instrumental is by the adposition </text:span><text:span text:style-name="T3">with. </text:span><text:span text:style-name="T9">We employ here the cover term ‘instrumental’ for all the semantic values that can be rendered with </text:span><text:span text:style-name="T3">with-</text:span><text:span text:style-name="T9">like morpheme (cf. Stolz et al. 2006). Our starting point is the observation made by Levinson (2011) that possession relations may be realized by </text:span><text:span text:style-name="T3">with</text:span><text:span text:style-name="T9">, as illustrated in (4). The relation in (4) is reversed with respect to that in (1)-(2), since the preposition </text:span><text:span text:style-name="T3">with</text:span><text:span text:style-name="T9"> embeds the </text:span><text:span text:style-name="T3">possessum</text:span><text:span text:style-name="T9">, while the </text:span><text:span text:style-name="T3">possessor</text:span><text:span text:style-name="T9"> is the head of the DP.</text:span></text:p>
      <text:p text:style-name="P3"/>
      <text:p text:style-name="Standard"><text:span text:style-name="T9">(4) <text:tab/>The woman with the children</text:span></text:p>
      <text:p text:style-name="P3"/>
      <text:p text:style-name="Standard"><text:span text:style-name="T9">Franco &amp; Manzini (2017b) show that instrumental inflections/adpositions precisely denote the reverse relation with respect to genitives/datives, by which the possessum, rather than the possessor is in the oblique case. For instrumentals they therefore adopt the (</text:span><text:span text:style-name="T35">⊇</text:span><text:span text:style-name="T9">) content and label, as illustrated in (5). What (5) basically says is that the complement of with (‘the children’) is the possessum (a part) of the possessor (the whole) ‘the woman’.</text:span></text:p>
      <text:p text:style-name="P3"/>
      <text:p text:style-name="Standard"><text:span text:style-name="T9">(5) <text:tab/>[</text:span><text:span text:style-name="T46">DP</text:span><text:span text:style-name="T9"> the woman [</text:span><text:span text:style-name="T46">PP(</text:span><text:span text:style-name="T48">⊇</text:span><text:span text:style-name="T46">) </text:span><text:span text:style-name="T9">with the children]]</text:span></text:p>
      <text:p text:style-name="P3"/>
      <text:p text:style-name="Standard"><text:span text:style-name="T15">They further claim that </text:span><text:span text:style-name="T7">with</text:span><text:span text:style-name="T15">-type morphemes provide very elementary means of attaching (i.e. including) extra participants (themes, initiators, etc.) (in)to events (VP or vP predicates, cf. fn. 1) – with specialized interpretations derived by pragmatic enrichment (contextual, encyclopaedic) at the C-I interface, and extend the proposal to account for the observation that the instrumentals can be employed cross-linguistically in triadic verb constructions alternating with datives,</text:span><text:span text:style-name="Footnote_20_Symbol"><text:span text:style-name="T15"><text:note text:id="ftn2" text:note-class="footnote"><text:note-citation>2</text:note-citation><text:note-body><text:p text:style-name="P53"><text:span text:style-name="T49">Franco &amp; Manzini (2017b) also account for dative/instrumental syncretism (eventually including DOM objects), arguing that the inclusion predicate (</text:span><text:span text:style-name="T38">⊆</text:span><text:span text:style-name="T49">) corresponding to ‘to’ or dative case and its reverse (</text:span><text:span text:style-name="T38">⊇</text:span><text:span text:style-name="T49">), corresponding to ‘with’ or instrumental case, may reduce to an even more primitive content capable of conveying inclusion in either direction (cf. Section 3). </text:span></text:p></text:note-body></text:note></text:span></text:span><text:span text:style-name="T15"> as illustrated in (6)-(7) respectively with English and Persian examples. </text:span></text:p>
      <text:p text:style-name="P1"/>
      <text:p text:style-name="P14"><text:span text:style-name="T15">(6) <text:s/><text:tab/>a. He presented his pictures </text:span><text:span text:style-name="T14">to</text:span><text:span text:style-name="T15"> the museum<text:tab/><text:tab/>[dative]</text:span></text:p>
      <text:p text:style-name="P27"><text:soft-page-break/><text:span text:style-name="T15">b. He presented the museum </text:span><text:span text:style-name="T14">with</text:span><text:span text:style-name="T15"> his pictures<text:tab/>[instrumental]</text:span></text:p>
      <text:p text:style-name="P14"><text:span text:style-name="T15"><text:tab/></text:span></text:p>
      <text:p text:style-name="P14"><text:span text:style-name="T15">(7) <text:tab/>a. <text:tab/>Pesar <text:tab/>sang-ro <text:tab/></text:span><text:span text:style-name="T14">be</text:span><text:span text:style-name="T15"> <text:tab/>sag <text:tab/>zad <text:tab/><text:tab/>[dative]</text:span></text:p>
      <text:p text:style-name="P30"><text:span text:style-name="T15">boy <text:tab/>stone-DOM <text:tab/>to <text:tab/>dog <text:tab/>hit.pst.3sg </text:span></text:p>
      <text:p text:style-name="P30"><text:span text:style-name="T15">‘The boy hit the dog with the stone’ </text:span></text:p>
      <text:p text:style-name="P14"><text:span text:style-name="T15"><text:tab/>b. <text:tab/></text:span><text:span text:style-name="T50">Pesar <text:tab/>sag-ro <text:tab/><text:tab/></text:span><text:span text:style-name="T51">ba</text:span><text:span text:style-name="T50"> <text:tab/>sang <text:tab/>zad [instrumental]</text:span></text:p>
      <text:p text:style-name="P27"><text:span text:style-name="T15"><text:tab/>boy <text:tab/>dog-</text:span><text:span text:style-name="T57">dom</text:span><text:span text:style-name="T15"><text:tab/>with <text:tab/>stone <text:tab/>hit.pst.3sg </text:span></text:p>
      <text:p text:style-name="P26"><text:span text:style-name="T15"><text:tab/>‘The boy hit the dog with the stone’</text:span></text:p>
      <text:p text:style-name="P1"/>
      <text:p text:style-name="Standard"><text:span text:style-name="T15">In this paper, we focus on the adpositional morphemes surfacing in aspectual periphrases in Italian and beyond. We precisely concentrate on imperfective/progressive periphrases. Our main claim is that the ‘dative’ morpheme in (8), which happens to be involved in the encoding of progressive aspect in many Romance varieties (Manzini et al. 2017) and beyond (e.g. </text:span><text:span text:style-name="T17">Jóhannsdóttir</text:span><text:span text:style-name="T15"> 2012 for Icelandic) lexicalizes the same basic ‘part-whole/inclusion’ content illustrated above. </text:span><text:span text:style-name="T16">Notice that also dative morphemes introducing modal periphrases have been analysed as inclusion/part-whole relational devices in the recent literature (cf. Bjorkman &amp; Cowper 2016, Tsedryk, this volume).</text:span><text:span text:style-name="T15"> </text:span></text:p>
      <text:p text:style-name="Standard"><text:span text:style-name="T15">Following Berwick and Chomsky (2011), we take the lexicon to be the locus of externalization, pairing syntactico-semantic and phonological content: we assume a steady (</text:span><text:span text:style-name="T35">⊆</text:span><text:span text:style-name="T9">) signature for all the occurrences of the ‘dative’ </text:span><text:span text:style-name="T3">a </text:span><text:span text:style-name="T9">(to, at) adposition of Italian. In (8), basically, we might say that a (</text:span><text:span text:style-name="T35">⊆</text:span><text:span text:style-name="T9">) part/whole relation hold of event pairs, saying that one event is ‘part of’ (or </text:span><text:span text:style-name="T3">a stage of,</text:span><text:span text:style-name="T9"> cf. Landman 1992) of a second event – or rather a set of events/an event type. Specifically, we may say that the event which is introduced within the matrix (finite) verb phrase is anchored to the time of reference (or viewpoint, cf. Comrie 1976, or the utterance time, cf. Higginbotham, 2009) and is ‘part of’ the embedded event introduced by the (</text:span><text:span text:style-name="T35">⊆</text:span><text:span text:style-name="T9">) relator. </text:span></text:p>
      <text:p text:style-name="P1"/>
      <text:p text:style-name="P14"><text:span text:style-name="T15">(8) <text:tab/>a.<text:tab/>Gianni sta/è </text:span><text:span text:style-name="T14">a</text:span><text:span text:style-name="T15"> studiare</text:span></text:p>
      <text:p text:style-name="P30"><text:span text:style-name="T9">‘Gianni is studying’</text:span></text:p>
      <text:p text:style-name="P21"><text:span text:style-name="T15">b.<text:tab/>[</text:span><text:span text:style-name="T47">IP/TP</text:span><text:span text:style-name="T15"> Gianni è [</text:span><text:span text:style-name="T9">(</text:span><text:span text:style-name="T35">⊆</text:span><text:span text:style-name="T9">) </text:span><text:span text:style-name="T14">a</text:span><text:span text:style-name="T15"> [</text:span><text:span text:style-name="T47">VP</text:span><text:span text:style-name="T15"> studiare ]]]</text:span></text:p>
      <text:p text:style-name="P3"/>
      <text:p text:style-name="Standard"><text:span text:style-name="T9">This study is not aimed at providing any sort of formal semantic characterization of progressive aspect: rather, it is limited to a morphosyntactic account of the occurrences of (</text:span><text:span text:style-name="T35">⊆</text:span><text:span text:style-name="T9">) relators in aspectual periphrases. However, we must note that the idea of a part-whole rendering for progressives is far from being new. Comrie (1976:16) argues that: ‘perfectivity indicates the view of a situation as a single whole (…) while the imperfective pays essential attention to the internal structure of the situation’. Comrie’s approach pays attention to the internal temporal structure of the event, proposing that, in a sense, the perfective–imperfective contrast can be accounted for in terms of a <text:s/>whole vs. structured time-frame of the event which in our terms, can be described as an whole </text:span><text:span text:style-name="T3">vs</text:span><text:span text:style-name="T9">. part–whole contrast. Bach (1986) further argues that a progressive operator in the verbal domain is the counterpart of the partitive operator in the nominal domain, both instantiating a part-whole/sub-set relation. Filip (1999) is even more radical in claiming that: ‘the semantic core of many, possibly all, aspectual systems can be characterized in terms of the basic mereological notions ‘part’ and ‘whole’’ (Filip 1999:158). Given this, we think that translating a part-whole relational content for (progressive) aspect into morphosyntax is a welcome result. <text:s/></text:span></text:p>
      <text:p text:style-name="Standard"><text:span text:style-name="T9">This quite trivial claim has at least two non-trivial consequences. First, the idea of a part-whole syntax for progressives stands against the widespread idea (both within the typological and theoretical literature) that progressives are cross-linguistically realized in the form of a locative predication (Mateu and Amadas 1999, Bybee </text:span><text:span text:style-name="T4">et al. </text:span><text:span text:style-name="T9">1994, Demirdache and Uribe-Etxebarria 1997). <text:s/>Second, the idea of an aspectual (</text:span><text:span text:style-name="T35">⊆</text:span><text:span text:style-name="T9">) relator seems </text:span><text:span text:style-name="T3">prima facie</text:span><text:span text:style-name="T9"> to be inadequate to consistently represent progressives in Romance. There are, in fact, Romance languages where no locative/dative preposition is found and the most common </text:span><text:span text:style-name="T15">morphosyntactic ‘progressive’ device is the ‘</text:span><text:span text:style-name="T58">be</text:span><text:span text:style-name="T9"> </text:span><text:span text:style-name="T3">plus</text:span><text:span text:style-name="T9"> gerund’ periphrasis, as illustrated in (9) for Italian and Spanish.</text:span></text:p>
      <text:p text:style-name="P4"/>
      <text:p text:style-name="P6"><text:span text:style-name="T9">(9) <text:tab/>a.<text:tab/>Gianni sta studiando <text:s text:c="2"/><text:tab/><text:tab/><text:tab/></text:span><text:span text:style-name="T3">Italian</text:span><text:span text:style-name="T9"><text:tab/><text:tab/><text:tab/>b. <text:tab/>Juan </text:span><text:span text:style-name="T18">esta estudiando</text:span><text:span text:style-name="T17"> <text:tab/><text:tab/><text:tab/></text:span><text:span text:style-name="T8">Spanish</text:span></text:p>
      <text:p text:style-name="P3"/>
      <text:p text:style-name="Standard"><text:soft-page-break/><text:span text:style-name="T9">We aim to show that the encoding of progressive aspectual relations by means of adpositional devices does not rely on a primitive locative content of the semantics they express (and of their mapping into syntax). Rather, we will show that adposition-based aspectual periphrases share a primitive relation of ‘inclusion’ (the same relation which is at work with dative/genitives) of an event within a set of events or between the reference time and the time-frame of an event/set of events. We will substantiate this claim with a set of cross-linguistic examples in which the expression of progressive meaning relies on </text:span><text:span text:style-name="T3">with</text:span><text:span text:style-name="T9">-like adpositions and HAVE predicates, which -</text:span><text:span text:style-name="T3">contra</text:span><text:span text:style-name="T9"> previous assumptions (Freeze 1992, Den Dikken 1998)- seem to have a </text:span><text:span text:style-name="T3">bona fide</text:span><text:span text:style-name="T9"> non-locative value, as demonstrated in Levinson (2011). We will then provide a morphosyntactic analysis of Italian progressive periphrases, assuming that gerunds encode a covert (</text:span><text:span text:style-name="T35">⊆</text:span><text:span text:style-name="T9">) operator which is compatible with <text:s/>a prepositional value (Gallego 2010, Franco 2015). We will further show that the (</text:span><text:span text:style-name="T35">⊆</text:span><text:span text:style-name="T9">)/(</text:span><text:span text:style-name="T35">⊇</text:span><text:span text:style-name="T9">) divide in the oblique case systems of natural languages put forward by Franco &amp; Manzini (2017b) for the encoding of argumental/thematic material is relevant also within the aspectual domain.</text:span></text:p>
      <text:list xml:id="list75711618302010" text:continue-numbering="true" text:style-name="WWNum22">
        <text:list-item>
          <text:p text:style-name="P49"><text:bookmark-start text:name="__RefHeading__454_2075933062"/><text:span text:style-name="T2">Non-locative progressives periphrases (with datives and beyond)</text:span><text:bookmark-end text:name="__RefHeading__454_2075933062"/></text:p>
        </text:list-item>
      </text:list>
      <text:p text:style-name="Standard"><text:span text:style-name="T9">Cross-linguistically, the same material can be recruited from the lexicon to encode argumental and aspectual relation among syntactic constituents. A case in point is the dative adposition </text:span><text:span text:style-name="T3">a</text:span><text:span text:style-name="T9"> in a full set of Romance varieties, which, for instance, happens to have a role also in the encoding of progressives, as illustrated in (10), with Italian examples.</text:span></text:p>
      <text:p text:style-name="P3"/>
      <text:p text:style-name="P14"><text:span text:style-name="T9">(10) <text:tab/>a.<text:tab/>Gianni ha dato un libro </text:span><text:span text:style-name="T12">a</text:span><text:span text:style-name="T9"> Maria<text:tab/><text:tab/></text:span><text:span text:style-name="T3">dative</text:span></text:p>
      <text:p text:style-name="P14"><text:span text:style-name="T9"><text:tab/><text:tab/>‘Gianni gave a book to Maria’</text:span></text:p>
      <text:p text:style-name="P23"><text:span text:style-name="T9">b.<text:tab/>Gianni è </text:span><text:span text:style-name="T12">a</text:span><text:span text:style-name="T9"> lavorare <text:tab/><text:tab/><text:tab/><text:tab/></text:span><text:span text:style-name="T3">progressive</text:span></text:p>
      <text:p text:style-name="P23"><text:span text:style-name="T9"><text:tab/>‘Gianni is working’</text:span></text:p>
      <text:p text:style-name="P35"/>
      <text:p text:style-name="Standard"><text:span text:style-name="T9">In a number of typological and theoretical studies progressive aspect has been linked to locative constructions (Bybee et al. 1994, Mateu and Amadas 1999, Demirdache and Uribe-Etxebarria 1997). <text:s/>This is </text:span><text:span text:style-name="T3">prima facie</text:span><text:span text:style-name="T9"> a reasonable characterization also for Italian, given that, for instance, the goal of motion is commonly expressed by the same </text:span><text:span text:style-name="T3">a</text:span><text:span text:style-name="T9"> preposition, as in (11).</text:span></text:p>
      <text:p text:style-name="P3"/>
      <text:p text:style-name="P14"><text:span text:style-name="T9">(11) <text:tab/>Gianni va </text:span><text:span text:style-name="T12">a </text:span><text:span text:style-name="T9">casa</text:span></text:p>
      <text:p text:style-name="P14"><text:span text:style-name="T9"><text:tab/>‘Gianni goes (to) home’</text:span></text:p>
      <text:p text:style-name="P22"/>
      <text:p text:style-name="Standard"><text:span text:style-name="T9">Bybee et al. (1994: 129-130) write: “The majority of progressive forms in our database derive from expressions involving locative elements (...). The locative notion may be expressed either in the verbal auxiliary employed or in the use of postpositions or prepositions indicating location —‘at’, ‘in’, or ‘on’. The verbal auxiliary may derive from a specific postural verb (…), or it may express the notion of being in a location without reference to a specific posture but meaning only ‘be at’, ‘stay’, or, more specifically, ‘live’ or ‘reside’”.</text:span></text:p>
      <text:p text:style-name="Standard"><text:span text:style-name="T9">Actually, this characterization for progressives appears to be too restrictive. A more general part-whole characterization devoid of locative endowments (at least for adpositions) seems more appropriate, once we consider a wider set of cross-linguistic data. Indeed, </text:span><text:span text:style-name="T3">with</text:span><text:span text:style-name="T9">-like morphemes, which happen to encode possession but not location (cf. Levinson 2011) and </text:span><text:span text:style-name="T58">have</text:span><text:span text:style-name="T9"> predicates</text:span><text:span text:style-name="Footnote_20_Symbol"><text:span text:style-name="T9"><text:note text:id="ftn3" text:note-class="footnote"><text:note-citation>3</text:note-citation><text:note-body><text:p text:style-name="P38"><text:span text:style-name="T52"> </text:span><text:span text:style-name="T53">Levinson (2011), arguing against locative approaches to possession, convincingly shows that</text:span><text:span text:style-name="T54"> a non-locative approach to HAVE is superior to locative accounts in explaining possession in Germanic languages and accounting for the variation in preposition incorporation (cf. Kayne 1993, Harley 2002) within Germanic (and beyond).</text:span></text:p><text:p text:style-name="P50"/></text:note-body></text:note></text:span></text:span><text:span text:style-name="T9"> (which are not listed among the ‘locative’ auxiliaries in Bybee et al’s sample), are recruited to encode progressives in various natural languages. In our term, such evidence shows that not only dative-like (</text:span><text:span text:style-name="T35">⊆</text:span><text:span text:style-name="T9">) morphemes, as illustrated in (10), but also instrumental-like (</text:span><text:span text:style-name="T35">⊇</text:span><text:span text:style-name="T9">) relators can be employed to convey a progressive interpretation. We discuss this issue in some details in section 3, specifically devoted to Romance aspectual periphrases. </text:span></text:p>
      <text:p text:style-name="Standard"><text:span text:style-name="T9">Here, we concentrate on cross-linguistic data, relying on the exhaustive typological survey provided in Cinque (2017) (who lists up to twenty different strategies unrelated to locatives employed to encode progressives among natural languages), illustrating a set of aspectual periphrases not involving locative constructions. </text:span></text:p>
      <text:p text:style-name="Standard"><text:span text:style-name="T9">For instance, there are many languages which employ a ‘be with’ strategy to encode progressive meaning. The </text:span><text:span text:style-name="T3">with</text:span><text:span text:style-name="T9"> adposition introduces an infinitive form of the lexical verb. This progressive periphrasis is widespread among African languages (cf. Cinque 2017:556). Such periphrasis is actually similar to the Romance one illustrated in (8) and (10), except for the relator selected from the lexicon (</text:span><text:span text:style-name="T3">to</text:span><text:span text:style-name="T9"> vs. </text:span><text:span text:style-name="T3">with</text:span><text:span text:style-name="T9">).</text:span></text:p>
      <text:p text:style-name="P3"/>
      <text:p text:style-name="P14"><text:span text:style-name="T9">(12)<text:tab/> wó<text:tab/></text:span><text:span text:style-name="T12">tε</text:span><text:span text:style-name="T9"> <text:tab/>na <text:tab/>jo <text:tab/>dandù.</text:span></text:p>
      <text:p text:style-name="P41"><text:span text:style-name="T9">3pl <text:tab/>with <text:tab/>inf <text:tab/>eat <text:tab/>honey</text:span></text:p>
      <text:p text:style-name="P23"><text:soft-page-break/><text:span text:style-name="T9">‘They are eating honey.’ <text:tab/><text:tab/></text:span><text:span text:style-name="T3">Baka</text:span><text:span text:style-name="T9"> (Kilian-Hatz 1992:29)</text:span></text:p>
      <text:p text:style-name="P14"><text:span text:style-name="T9">(13)<text:tab/> tu <text:tab/>li <text:tab/></text:span><text:span text:style-name="T12">l’</text:span><text:span text:style-name="T9"> <text:tab/>oku-lya </text:span></text:p>
      <text:p text:style-name="P23"><text:span text:style-name="T9">we<text:tab/>be<text:tab/>with<text:tab/>inf-eat</text:span></text:p>
      <text:p text:style-name="P23"><text:span text:style-name="T9">‘We are eating’<text:tab/></text:span><text:span text:style-name="T3">Umbundu</text:span><text:span text:style-name="T9"> <text:tab/>(Heine &amp; Kuteva 2002:83)</text:span></text:p>
      <text:p text:style-name="P14"><text:span text:style-name="T9"><text:s/>(14)<text:tab/>ní.dí. <text:tab/></text:span><text:span text:style-name="T12">na</text:span><text:span text:style-name="T9">.kuzà.ta</text:span></text:p>
      <text:p text:style-name="P23"><text:span text:style-name="T9">I.am<text:tab/>with.work.inf <text:tab/><text:tab/></text:span></text:p>
      <text:p text:style-name="P21"><text:span text:style-name="T9">‘I am working’</text:span><text:span text:style-name="T3"> <text:tab/><text:tab/>Lunda</text:span><text:span text:style-name="T9"> (Bantu; Kawasha 2003:194)</text:span></text:p>
      <text:p text:style-name="P22"/>
      <text:p text:style-name="Standard"><text:span text:style-name="T9">In a number of Iranian languages, progressive aspect is encoded through a </text:span><text:span text:style-name="T58">have</text:span><text:span text:style-name="T9"> + lexical verb periphrasis (Cinque 2017:556), as illustrated in (15) for Persian. Note that both verbs are inflected and agree with the external argument. This pattern is reminiscent of the one illustrated in Manzini et al. (2017) for Southern Italian varieties, in which the ‘dative’ </text:span><text:span text:style-name="T3">a </text:span><text:span text:style-name="T9">introduces finite complements, as illustrated in (16) for Conversano (Apulia). Actually, the adpositional relator does not surface in all Southern Italian varieties, as shown in (17) for Monteparano (Apulia). We may posit a silent adpositional relator (Kayne 2003) both for Persian and the Monteparano dialect. As we have seen, </text:span><text:span text:style-name="T58">have</text:span><text:span text:style-name="T9"> verbs are characterized with a general ‘inclusion’ content (cf. fn. 3), that Manzini and Franco (2016) assume to be analogous to </text:span><text:span text:style-name="T3">with</text:span><text:span text:style-name="T9">-like (</text:span><text:span text:style-name="T35">⊇</text:span><text:span text:style-name="T9">) morphemes.</text:span></text:p>
      <text:p text:style-name="P3"/>
      <text:p text:style-name="P14"><text:span text:style-name="T9">(15) <text:tab/>Ali dar</text:span><text:span text:style-name="T12">e</text:span><text:span text:style-name="T9"> mikhor</text:span><text:span text:style-name="T12">e</text:span><text:span text:style-name="T9">/ (Man) <text:tab/>dar</text:span><text:span text:style-name="T12">am</text:span><text:span text:style-name="T9"> mikhor</text:span><text:span text:style-name="T12">am</text:span><text:span text:style-name="T9"> <text:tab/></text:span><text:span text:style-name="T3">Persian</text:span></text:p>
      <text:p text:style-name="P27"><text:span text:style-name="T9">Ali has eat.3sg/(I) <text:tab/>have.1sg <text:tab/>eat.1sg</text:span></text:p>
      <text:p text:style-name="P23"><text:span text:style-name="T9">‘Ali is eating’/I’m eating’</text:span></text:p>
      <text:p text:style-name="P14"><text:span text:style-name="T9">(16)<text:tab/></text:span><text:span text:style-name="T15">u stek <text:tab/></text:span><text:span text:style-name="T14">a </text:span><text:span text:style-name="T15"><text:tab/>ffattsə /u <text:tab/>ste <text:tab/></text:span><text:span text:style-name="T14">a</text:span><text:span text:style-name="T15"> <text:s/>ffeʃə <text:tab/></text:span><text:span text:style-name="T7">Conversano</text:span><text:span text:style-name="T15"> </text:span></text:p>
      <text:p text:style-name="P23"><text:span text:style-name="T15">it.cl <text:tab/>stay.1sg to <text:tab/>do.1sg / it.cl <text:tab/>stay.3sg <text:tab/>to do.3sg</text:span></text:p>
      <text:p text:style-name="P23"><text:span text:style-name="T15">‘I am doing it’/‘He/she is doing it’</text:span></text:p>
      <text:p text:style-name="P14"><text:span text:style-name="T9">(17)<text:tab/></text:span><text:span text:style-name="T15">lu <text:tab/>ʃtɔ <text:tab/>ccamu <text:tab/><text:tab/><text:tab/><text:tab/></text:span><text:span text:style-name="T7">Monteparano</text:span><text:span text:style-name="T15"> </text:span></text:p>
      <text:p text:style-name="P23"><text:span text:style-name="T15">him.cl stay.1sg <text:tab/>call.1sg </text:span></text:p>
      <text:p text:style-name="P21"><text:span text:style-name="T15">‘I am calling him’<text:tab/><text:tab/><text:tab/></text:span></text:p>
      <text:p text:style-name="Standard"><text:span text:style-name="T60"><text:tab/><text:tab/><text:tab/></text:span></text:p>
      <text:p text:style-name="Standard"><text:span text:style-name="T9">Quite interestingly, a pattern involving a </text:span><text:span text:style-name="T58">have/hold</text:span><text:span text:style-name="T9"> verb periphrasis for progressive is present also in Italo-Romance, as illustrated in (18)-(19) for Abruzzi-Molise dialects (Cinque 2017:555). Again the (dative) relator may be overt (18) or not (19) (this time with infinitive lexical verbs, showing that the finiteness of the embedded lexical verb is actually independent from the overt presence of the relator). </text:span></text:p>
      <text:p text:style-name="P15"><text:soft-page-break/></text:p>
      <text:p text:style-name="P14"><text:span text:style-name="T9">(18) </text:span><text:span text:style-name="T15"><text:tab/><text:tab/>Təném <text:tab/></text:span><text:span text:style-name="T14">a</text:span><text:span text:style-name="T15"> <text:tab/>mmagná<text:tab/>(Rohlfs 1969:133)</text:span></text:p>
      <text:p text:style-name="P30"><text:span text:style-name="T15">we.hold <text:tab/>to <text:tab/>eat.inf <text:tab/><text:tab/> </text:span></text:p>
      <text:p text:style-name="P30"><text:span text:style-name="T15">‘We are eating’ </text:span></text:p>
      <text:p text:style-name="P14"><text:span text:style-name="T15">(19)<text:tab/><text:tab/>té <text:tab/><text:tab/>ppjjove <text:tab/><text:tab/>(Ledgeway 2016:266) </text:span></text:p>
      <text:p text:style-name="P30"><text:span text:style-name="T15">it.holds <text:tab/>rain.inf</text:span></text:p>
      <text:p text:style-name="P32"><text:span text:style-name="T15">‘It is raining’</text:span></text:p>
      <text:p text:style-name="P36"/>
      <text:p text:style-name="Standard"><text:span text:style-name="T9">Thus, in spite of the fact that many languages adopt ‘locative metaphors’ to encode progressive, the data introduced above suggest that a more general (</text:span><text:span text:style-name="T35">⊆</text:span><text:span text:style-name="T9">)/(</text:span><text:span text:style-name="T35">⊇</text:span><text:span text:style-name="T9">) inclusion/part-whole content instantiate the relation between events and event properties that a part of the formal semantics literature, briefly reviewed in section 1, identifies with progressive aspect.</text:span><text:span text:style-name="T61"> </text:span><text:span text:style-name="T9">What holds of examples like (16) and (18) including an overt relator, also holds of ‘bare’ finite embeddings - for instance with the Apulian variety of Monteparano in (17) or Persian (15) - or bare infinitive embedding as in (19), if the content of the progressive (i.e. part/whole) is given in virtue of the selection of an abstract preposition </text:span><text:span text:style-name="T3">à la</text:span><text:span text:style-name="T9"> Kayne. </text:span></text:p>
      <text:p text:style-name="Standard"><text:span text:style-name="T9">Following Manzini &amp; Savoia (2011), Franco &amp; Manzini (2017a,b), </text:span><text:span text:style-name="T28">we see no reason why spatial meanings should be primitive with respect to meanings connected to relations between events or between events and their participants, suggesting that it is in fact spatial relations that may be conceived as specialization of all-purpose relations (‘contains’/‘is part of’) when a location is involved. </text:span></text:p>
      <text:p text:style-name="Standard"><text:span text:style-name="T28">The </text:span><text:span text:style-name="T27">with</text:span><text:span text:style-name="T29"> adposition introduced in (12)-(14)</text:span><text:span text:style-name="T28"> has the interesting property of expressing no spatial relation at all (Levinson 2011) – as does the genitive preposition </text:span><text:span text:style-name="T27">of </text:span><text:span text:style-name="T28">considered in Section 1, assumed to express the same </text:span><text:span text:style-name="T9">(</text:span><text:span text:style-name="T35">⊆</text:span><text:span text:style-name="T9">) content of datives</text:span><text:span text:style-name="T28">.</text:span><text:span text:style-name="Footnote_20_Symbol"><text:span text:style-name="T28"><text:note text:id="ftn4" text:note-class="footnote"><text:note-citation>4</text:note-citation><text:note-body><text:p text:style-name="P57"> The locative semantics found with progressives is an instantiation of a more general part-whole relation, which is also called also by Belvin &amp; den Dikken (1997:170) <text:span text:style-name="T22">zonal inclusion</text:span>, meaning that all locative relations can be reduced to a primitive part-whole relation with the <text:span text:style-name="T22">figure/locatum</text:span> as the <text:span text:style-name="T22">part</text:span> and the <text:span text:style-name="T22">ground/location</text:span> as the <text:span text:style-name="T22">whole</text:span>. The non primitive status of locative can be accounted for by the fact that while locative adpositions alternate with non-locative one, the non-locative adpositions such as <text:span text:style-name="T22">of</text:span> are not found in alternation with locative adpositions. For example in English the instrumental adposition <text:span text:style-name="T22">with</text:span> alternate with locative prepositions (<text:span text:style-name="T22">on /against</text:span>)(i-iii) or with the dative/locative <text:span text:style-name="T22">to </text:span>(iv). </text:p><text:p text:style-name="P54">(i) a. <text:tab/>John sprayed the paint on the wall. </text:p><text:p text:style-name="P55">b. <text:tab/>John sprayed the wall with paint.</text:p><text:p text:style-name="P54">(ii) <text:tab/>a. <text:tab/>John embroidered peonies on the jacket. </text:p><text:p text:style-name="P55">b. <text:tab/>John embroidered the jacket with peonies.</text:p><text:p text:style-name="P54">(iii)<text:tab/>a. <text:tab/>John hit the fence with a stick. </text:p><text:p text:style-name="P55">b. <text:tab/>John hit a stick against the fence.</text:p><text:p text:style-name="P54">(iv) <text:tab/>a. <text:tab/>He presented the museum with his pictures.</text:p><text:p text:style-name="P56">b. <text:s/><text:tab/>He presented his pictures to the museum.</text:p></text:note-body></text:note></text:span></text:span><text:span text:style-name="T28"> </text:span></text:p>
      <text:p text:style-name="Standard"><text:span text:style-name="T28">The Italian preposition </text:span><text:span text:style-name="T27">da</text:span><text:span text:style-name="T28">, which does also have locative meaning, makes an interesting case study, illustrated in some details in Franco &amp; Manzini (2017a,b). In Romance, the lexicalization of (spatial) adpositions seems to vary according to whether their object, i.e. the Ground in a Figure-Ground configuration (Svenonius 2006), is a high-ranked or low-ranked referent (Fábregas 2015 on Spanish). In Italian, with inanimate referents, state and motion-to are lexicalized by </text:span><text:span text:style-name="T27">a </text:span><text:span text:style-name="T28">‘at, to’ or </text:span><text:span text:style-name="T27">in</text:span><text:span text:style-name="T28">, as in (20a), and motion from is lexicalized by </text:span><text:span text:style-name="T27">da</text:span><text:span text:style-name="T28">, as in (20b). However in (20c) it can be seen that state, motion-to and motion-from with human referents are all lexicalized by the </text:span><text:span text:style-name="T27">da </text:span><text:span text:style-name="T28">preposition. </text:span></text:p>
      <text:p text:style-name="P7"/>
      <text:p text:style-name="P17"><text:span text:style-name="T28">(20) <text:tab/>a. <text:tab/>Sono/vado <text:tab/></text:span><text:span text:style-name="T30">in/a <text:tab/></text:span><text:span text:style-name="T28">casa. <text:s/></text:span></text:p>
      <text:p text:style-name="P37"><text:span text:style-name="T28">‘I am at home/in the house’/‘I go home/into the house.’ </text:span></text:p>
      <text:p text:style-name="P24"><text:span text:style-name="T28">b. <text:tab/>Vengo </text:span><text:span text:style-name="T30">da <text:tab/></text:span><text:span text:style-name="T28">casa. </text:span></text:p>
      <text:p text:style-name="P31"><text:span text:style-name="T28">‘I come from home.’ </text:span></text:p>
      <text:p text:style-name="P24"><text:span text:style-name="T28">c. <text:tab/>Sono/vado/esco </text:span><text:span text:style-name="T30">dal </text:span><text:span text:style-name="T28">parrucchiere. </text:span></text:p>
      <text:p text:style-name="P33"><text:span text:style-name="T28">‘I am at/I go to/I come from the hairdresser.’</text:span></text:p>
      <text:p text:style-name="P4"/>
      <text:p text:style-name="Standard"><text:span text:style-name="T28">Crucially, directionality and other specifications of location that are spatially salient are missing from </text:span><text:span text:style-name="T26">da</text:span><text:span text:style-name="T28">’s core denotation – or its compatibility with the different locative predicates in (20c) could not be explained. Given the ability for </text:span><text:span text:style-name="T27">da </text:span><text:span text:style-name="T28">to play any locative role with human referents, the natural conclusion is that locative meaning derives neither from the intrinsic content of </text:span><text:span text:style-name="T27">da</text:span><text:span text:style-name="T28">, not of course from that of its complement (a human referent) – but from the locative nature of the stative/directional predicate. A reasonable characterization for the oblique morpheme </text:span><text:span text:style-name="T26">da </text:span><text:span text:style-name="T28">in</text:span><text:span text:style-name="T26"> </text:span><text:span text:style-name="T28">Italian is again that of a general relator involving a part-whole predicate, devoid of any intrinsic locative content.</text:span></text:p>
      <text:p text:style-name="ls_5f_Translation"><text:soft-page-break/>  </text:p>
      <text:list xml:id="list75710906713466" text:continue-numbering="true" text:style-name="WWNum22">
        <text:list-item>
          <text:p text:style-name="P49"><text:bookmark-start text:name="__RefHeading__470_2075933062"/><text:span text:style-name="T2">Datives (and instrumentals) in Italian progressive/prospective periphrases</text:span><text:bookmark-end text:name="__RefHeading__470_2075933062"/></text:p>
        </text:list-item>
      </text:list>
      <text:p text:style-name="P10"><text:span text:style-name="T9">At this point, we want to show that also intra-linguistically we may have variation concerning the relator(s) recruited from the lexicon to encode aspectual (progressive) periphrases. We will take Italian as a case study. We have seen in section 1 that, in Italian, a progressive interpretation can be rendered either with a ‘be/stay + dative preposition + infinitive’ schema (8a) or a ‘stay + gerund’ (9a) schema (cf. Bertinetto 2000). </text:span></text:p>
      <text:p text:style-name="P10"><text:span text:style-name="T9">Interestingly, the gerund periphrasis in Italian is able to encode not only a progressive meaning, but also a prospective one. Indeed, progressive interpretation is somewhat conditioned by the Aktionsart of the verbal item. Following Vendler’s (1967) canonical typology, we may say that (at least usually) progressive interpretation is available with </text:span><text:span text:style-name="T3">activities</text:span><text:span text:style-name="T9"> (e.g. ‘John is working’) and </text:span><text:span text:style-name="T3">accomplishments</text:span><text:span text:style-name="T9"> (e.g. ‘John is drawing a square’), while it is not readily available with </text:span><text:span text:style-name="T3">states</text:span><text:span text:style-name="T9"> (e.g. #John is knowing the answer). With </text:span><text:span text:style-name="T3">achievements </text:span><text:span text:style-name="T9">things are less clear-cut. Indeed, as noted in Cinque (2017:538) with </text:span><text:span text:style-name="T11">achievements</text:span><text:span text:style-name="T13"> </text:span><text:span text:style-name="T9">that have preparatory stages (e.g. ‘the plane is landing’, ‘John is leaving’, etc.): “Progressive aspect appears to apply to the stages that precede the final achievement thus resulting in a Prospective aspect interpretation”. In Italian, the prospective aspect interpretation triggered by achievement verbs can be rendered with the same (progressive) ‘stay+gerund’ periphrasis, as illustrated in (22).</text:span></text:p>
      <text:p text:style-name="P3"/>
      <text:p text:style-name="P14"><text:span text:style-name="T9">(22)<text:tab/>a.<text:tab/>L’aereo sta atterando <text:s text:c="4"/></text:span></text:p>
      <text:p text:style-name="P14"><text:span text:style-name="T9"><text:tab/><text:tab/>‘The plane is landing’<text:tab/><text:tab/><text:tab/></text:span></text:p>
      <text:p text:style-name="P25"><text:span text:style-name="T9">b.<text:tab/>Il bambino sta nascendo<text:tab/></text:span></text:p>
      <text:p text:style-name="P25"><text:span text:style-name="T9"><text:tab/>‘The baby is being born’</text:span></text:p>
      <text:p text:style-name="P42"><text:span text:style-name="T3">prospective aspect <text:tab/>[achievements]</text:span></text:p>
      <text:p text:style-name="P4"/>
      <text:p text:style-name="Standard"><text:span text:style-name="T9">Nevertheless, the ‘be/stay + (dative) preposition + infinitive’ verb periphrasis, readily available for ‘progressive’ activities and accomplishments, is not able to encode prospective aspect. Indeed, Italian resorts to a different relator, the adposition </text:span><text:span text:style-name="T3">per</text:span><text:span text:style-name="T9">, to render prospectives, as illustrated in (23), matching the examples in (22).</text:span></text:p>
      <text:p text:style-name="P3"/>
      <text:p text:style-name="P14"><text:span text:style-name="T9">(23)<text:tab/>a.<text:tab/>l’aereo sta </text:span><text:span text:style-name="T12">per</text:span><text:span text:style-name="T9">/*ad atterrare</text:span></text:p>
      <text:p text:style-name="P14"><text:span text:style-name="T9"><text:tab/><text:tab/>‘The plane is landing’<text:tab/></text:span></text:p>
      <text:p text:style-name="P23"><text:span text:style-name="T9">b.<text:tab/>Il bambino sta </text:span><text:span text:style-name="T12">per</text:span><text:span text:style-name="T9">/*a nascere</text:span></text:p>
      <text:p text:style-name="P23"><text:span text:style-name="T9"><text:tab/>‘The baby is about to be born’</text:span></text:p>
      <text:p text:style-name="P3"/>
      <text:p text:style-name="Standard"><text:span text:style-name="T9">Franco &amp; Manzini (2017b) ascribe to the Italian adposition </text:span><text:span text:style-name="T3">per</text:span><text:span text:style-name="T9"> the same ‘instrumental’ (</text:span><text:span text:style-name="T35">⊇</text:span><text:span text:style-name="T9">) content expressed by the </text:span><text:span text:style-name="T3">con</text:span><text:span text:style-name="T9"> (with) morpheme, based (among others) on the evidence that </text:span><text:span text:style-name="T3">con</text:span><text:span text:style-name="T9"> and </text:span><text:span text:style-name="T3">per</text:span><text:span text:style-name="T9"> are both able to lexicalize causers, as in (24). Following their insight, it is possible to assume that the (⊇) relation between the </text:span><text:span text:style-name="T3">con/per</text:span><text:span text:style-name="T9"> phrase and the VP event in (24) yields inclusion in an event/concomitance with it. In a sense, (24) is paraphrasable as something like: “The government raised taxes and the crisis was part of its acting to raise them.” (cf. Franco &amp; Manzini 2017b: 8-9).</text:span></text:p>
      <text:p text:style-name="P3"/>
      <text:p text:style-name="P14"><text:span text:style-name="T9">(24)<text:tab/>Il pericolo di conflitto aumentò </text:span><text:span text:style-name="T13">con</text:span><text:span text:style-name="T9">/</text:span><text:span text:style-name="T13">per </text:span><text:span text:style-name="T9">il golpe</text:span></text:p>
      <text:p text:style-name="P14"><text:soft-page-break/><text:span text:style-name="T9"><text:tab/>‘The danger of a confrontation increased with/for the coup’</text:span></text:p>
      <text:p text:style-name="P3"/>
      <text:p text:style-name="Standard"><text:span text:style-name="T15">Actually, the same general relation (causation, in this case), may have more than one lexicalization in a given language. Though Italian </text:span><text:span text:style-name="T7">con</text:span><text:span text:style-name="T15"> can express cause, there is no doubt that causation is also expressed, by a different preposition, namely </text:span><text:span text:style-name="T7">per</text:span><text:span text:style-name="T15">. The closest rendering of </text:span><text:span text:style-name="T7">per</text:span><text:span text:style-name="T15"> in English is </text:span><text:span text:style-name="T7">for</text:span><text:span text:style-name="T15">, which expresses both purpose (‘they do it for financial gain’) and causation (‘he died for the want of food’), as Italian </text:span><text:span text:style-name="T7">per</text:span><text:span text:style-name="T15"> does. It seems that </text:span><text:span text:style-name="T7">per</text:span><text:span text:style-name="T15"> relates two events through the same basic (</text:span><text:span text:style-name="T36">⊇</text:span><text:span text:style-name="T15">) operator that we have postulated for </text:span><text:span text:style-name="T7">with</text:span><text:span text:style-name="T15"> morphemes (see Franco &amp; Manzini 2017b:26-27 for further evidence connecting </text:span><text:span text:style-name="T7">for</text:span><text:span text:style-name="T15"> and </text:span><text:span text:style-name="T7">with</text:span><text:span text:style-name="T15"> in Romance).</text:span></text:p>
      <text:p text:style-name="Standard"><text:span text:style-name="T9">In order to conceptually account for the (</text:span><text:span text:style-name="T35">⊆</text:span><text:span text:style-name="T9">)/</text:span><text:span text:style-name="T15">(</text:span><text:span text:style-name="T36">⊇</text:span><text:span text:style-name="T15">) split in the encoding of </text:span><text:span text:style-name="T9">Progressive </text:span><text:span text:style-name="T3">vs</text:span><text:span text:style-name="T9">. Prospective aspect, we may start from Jespersen’s (1924:277) insight that Progressive aspect is “a temporal frame encompassing some reference time”. Progressive aspect indeed seems to refer to an event which takes place at a certain time point (or interval) which is related to the reference/utterance time and at the same time is <text:s/>‘contained within’ the natural unfolding/time-frame of a more general event (cf. Dowty 1979, Higginbotham 2004, among others).</text:span><text:span text:style-name="Footnote_20_Symbol"><text:span text:style-name="T9"><text:note text:id="ftn5" text:note-class="footnote"><text:note-citation>5</text:note-citation><text:note-body><text:p text:style-name="P52"> <text:span text:style-name="T42">This semantics of progressive is obtained through the analysis of Higginbotham (2009), Parson (1989) Landman (1992) among others, which proposes that a progressive sentence requires for its truth that the event in question </text:span><text:span text:style-name="T23">holds</text:span><text:span text:style-name="T42">, not that it </text:span><text:span text:style-name="T23">culminates</text:span><text:span text:style-name="T42">. The event holds at the utterance/reference time. In the case of progressives in the past, the past auxiliary expresses a time which is previous to the utterance time (Higginbotham 2009). That is, </text:span><text:span text:style-name="T23">Mary is eating an apple</text:span><text:span text:style-name="T42"> is true if the actual event realizes sufficiently (holds) much of the type of event (temporal frame) of </text:span><text:span text:style-name="T23">Mary’s eating an apple</text:span><text:span text:style-name="T42">: so the actual event is a subset of the type event of </text:span><text:span text:style-name="T23">Mary eating an appl</text:span><text:span text:style-name="T42">e since Mary may not have finished to eat the apple. For a more detailed analysis of the semantic of progressives for this type of constructions see Manzini at al. (2017).</text:span></text:p></text:note-body></text:note></text:span></text:span><text:span text:style-name="T9"> </text:span></text:p>
      <text:p text:style-name="Standard"><text:span text:style-name="T9">With achievement verbs the temporal frame encompassing the event is very narrow (i.e. punctual), so that they can be perceived as (partially) ‘included’ by the (more extended) time of reference, giving rise to a prospective interpretation. With activities or accomplishments, the event includes the time of reference (interpreted as a point in time) as its part. In other words, </text:span><text:span text:style-name="T15">achievements are somewhat ‘momentaneous’ and cannot have subintervals, so that the progressive cannot pick up a (point in) time within the event.</text:span><text:span text:style-name="Footnote_20_Symbol"><text:span text:style-name="T15"><text:note text:id="ftn6" text:note-class="footnote"><text:note-citation>6</text:note-citation><text:note-body><text:p text:style-name="P39"><text:span text:style-name="T52"> </text:span><text:span text:style-name="T54">As suggested by Rothstein (2004), if the achievement is coerced to being an accomplishment, it is possible to assume that the progressive picks up a time immediately preceding the culmination of the event.</text:span></text:p></text:note-body></text:note></text:span></text:span><text:span text:style-name="T15"> </text:span></text:p>
      <text:p text:style-name="Standard"><text:span text:style-name="T9">In present terms, we may assume that the time of reference/utterance is a superset </text:span><text:span text:style-name="T15">(</text:span><text:span text:style-name="T36">⊇</text:span><text:span text:style-name="T15">) </text:span><text:span text:style-name="T9">of the temporal frame of the event when we render prospective aspect, while it is a subset (</text:span><text:span text:style-name="T35">⊆</text:span><text:span text:style-name="T9">) of the temporal frame of the event whenever we render a progressive interpretation.</text:span></text:p>
      <text:p text:style-name="Standard"><text:span text:style-name="T9">From a morphosyntactic viewpoint, when we consider the Italian ‘be/stay + ‘oblique’ adposition + infinitive verb’ periphrasis, there is no difference in the encoding of prospective </text:span><text:span text:style-name="T3">vs</text:span><text:span text:style-name="T9">. progressive aspect, except for the different relator <text:s/>(</text:span><text:span text:style-name="T35">⊆</text:span><text:span text:style-name="T9">) </text:span><text:span text:style-name="T3">vs</text:span><text:span text:style-name="T9">. </text:span><text:span text:style-name="T15">(</text:span><text:span text:style-name="T36">⊇</text:span><text:span text:style-name="T15">) selected from the lexicon.</text:span><text:span text:style-name="Footnote_20_Symbol"><text:span text:style-name="T15"><text:note text:id="ftn7" text:note-class="footnote"><text:note-citation>7</text:note-citation><text:note-body><text:p text:style-name="P40"><text:span text:style-name="T52"> </text:span><text:span text:style-name="T53">Languages vary in the lexical tools (e.g. aspectual periphrases) they employ to convey (different) aspectual flavours. French and Romanian employ axial parts/relational nouns (Svenonius 2006) to encode progressive meaning (e.g. French </text:span><text:span text:style-name="T55">être en train de</text:span><text:span text:style-name="T53">+infinite, Romanian </text:span><text:span text:style-name="T55">a fi în curs de a</text:span><text:span text:style-name="T53">+infinite); Italian can also encode prospective meaning in a similar vein (e.g. </text:span><text:span text:style-name="T55">essere sul punto di+</text:span><text:span text:style-name="T53">infinite). <text:s/>In Icelandic the progressive periphrasis can be employed to convey a terminative/cessative value (e.g. </text:span><text:span text:style-name="T55">Ég var að borða,</text:span><text:span text:style-name="T53"> both: ‘I was eating/I just finished eating’, cf. </text:span><text:span text:style-name="T56">Jóhannsdóttir 2012</text:span><text:span text:style-name="T53">). In Japanese the same aspectual marker </text:span><text:span text:style-name="T55">-te i- </text:span><text:span text:style-name="T53">can refer to either progressive or resultative meaning (Shirai 1998). It is a likely scenario that these various interpretations (both intra and cross-linguistically) based on a given morphosyntactic template are derived by pragmatic enrichment at the C-I interface. The same can be said of the </text:span><text:span text:style-name="T54">(</text:span><text:span text:style-name="T39">⊇</text:span><text:span text:style-name="T54">) based African periphrases illustrated in (12)-(14).</text:span></text:p><text:p text:style-name="P50"/></text:note-body></text:note></text:span></text:span><text:span text:style-name="T15"> </text:span></text:p>
      <text:p text:style-name="Standard"><text:span text:style-name="T15">Standardly assuming that the auxiliary moves to fill the Inflectional projection (Manzini et al. 2017 and references cited there), we can provide the rough representation in (25) and (26), respectively for the examples in (21a) and (23a). (25) basically says that the reference time (as represented in the tensed matrix clause) is ‘part of’ the time frame of the (embedded) event, where the operator </text:span><text:span text:style-name="T9">(</text:span><text:span text:style-name="T35">⊆</text:span><text:span text:style-name="T9">)</text:span><text:span text:style-name="T15"> ‘sub-set’ <text:s/>is instantiated by the dative adposition</text:span><text:span text:style-name="T7"> a</text:span><text:span text:style-name="T15">, while (26) says that the reference time spans (i.e. include) the (punctual) time frame depicted by the event, where the operator (</text:span><text:span text:style-name="T36">⊇</text:span><text:span text:style-name="T15">) ‘super-set’ is lexicalized by the </text:span><text:span text:style-name="T7">per</text:span><text:span text:style-name="T15"> adposition.</text:span></text:p>
      <text:p text:style-name="P17"><draw:line text:anchor-type="paragraph" draw:z-index="1" draw:name="Connettore 1 3" draw:style-name="gr1" draw:text-style-name="P59" svg:x1="1.5in" svg:y1="0.2524in" svg:x2="2in" svg:y2="0.3768in"><text:p/></draw:line><draw:line text:anchor-type="paragraph" draw:z-index="0" draw:name="Connettore 1 2" draw:style-name="gr1" draw:text-style-name="P59" svg:x1="1in" svg:y1="0.3768in" svg:x2="1.5in" svg:y2="0.2524in"><text:p/></draw:line><text:span text:style-name="T15">(25) <text:s text:c="27"/>IP</text:span></text:p>
      <text:p text:style-name="P17"><text:span text:style-name="T15"><text:s text:c="31"/></text:span></text:p>
      <text:p text:style-name="P17"><draw:line text:anchor-type="paragraph" draw:z-index="3" draw:name="Connettore 1 5" draw:style-name="gr1" draw:text-style-name="P59" svg:x1="2in" svg:y1="0.0217in" svg:x2="2.5in" svg:y2="0.1461in"><text:p/></draw:line><draw:line text:anchor-type="paragraph" draw:z-index="2" draw:name="Connettore 1 4" draw:style-name="gr1" draw:text-style-name="P59" svg:x1="1.5in" svg:y1="0.1461in" svg:x2="2in" svg:y2="0.0217in"><text:p/></draw:line><text:span text:style-name="T15"><text:s text:c="18"/>DP </text:span></text:p>
      <text:p text:style-name="P17"><text:span text:style-name="T15"><text:s text:c="13"/>Gianni <text:s text:c="9"/>I <text:s text:c="22"/>VP</text:span></text:p>
      <text:p text:style-name="P17"><draw:line text:anchor-type="paragraph" draw:z-index="5" draw:name="Connettore 1 7" draw:style-name="gr1" draw:text-style-name="P59" svg:x1="2.5in" svg:y1="0.0134in" svg:x2="3in" svg:y2="0.1378in"><text:p/></draw:line><draw:line text:anchor-type="paragraph" draw:z-index="4" draw:name="Connettore 1 6" draw:style-name="gr1" draw:text-style-name="P59" svg:x1="2in" svg:y1="0.1378in" svg:x2="2.5in" svg:y2="0.0134in"><text:p/></draw:line><text:span text:style-name="T15"><text:s text:c="32"/>sta</text:span></text:p>
      <text:p text:style-name="P17"><text:span text:style-name="T9"><text:s text:c="44"/>V <text:s text:c="24"/>(</text:span><text:span text:style-name="T35">⊆</text:span><text:span text:style-name="T9">)P</text:span></text:p>
      <text:p text:style-name="P17"><draw:line text:anchor-type="paragraph" draw:z-index="6" draw:name="Connettore 1 8" draw:style-name="gr1" draw:text-style-name="P59" svg:x1="2.6248in" svg:y1="0.2512in" svg:x2="3.1248in" svg:y2="0.1268in"><text:p/></draw:line><draw:line text:anchor-type="paragraph" draw:z-index="7" draw:name="Connettore 1 9" draw:style-name="gr1" draw:text-style-name="P59" svg:x1="3.1248in" svg:y1="0.1268in" svg:x2="3.6248in" svg:y2="0.2512in"><text:p/></draw:line><text:span text:style-name="T12"><text:s text:c="43"/></text:span><text:span text:style-name="T62">sta</text:span></text:p>
      <text:p text:style-name="P17"><text:span text:style-name="T9"><text:s text:c="59"/>(</text:span><text:span text:style-name="T35">⊆</text:span><text:span text:style-name="T9">) <text:s text:c="19"/>VP</text:span></text:p>
      <text:p text:style-name="P17"><draw:line text:anchor-type="paragraph" draw:z-index="10" draw:name="Connettore 1 12" draw:style-name="gr3" draw:text-style-name="P59" svg:x1="3.5in" svg:y1="0.1724in" svg:x2="3.75in" svg:y2="0.1728in"><text:p/></draw:line><draw:line text:anchor-type="paragraph" draw:z-index="9" draw:name="Connettore 1 11" draw:style-name="gr2" draw:text-style-name="P59" svg:x1="3.6252in" svg:y1="0.0472in" svg:x2="3.7504in" svg:y2="0.1724in"><text:p/></draw:line><draw:line text:anchor-type="paragraph" draw:z-index="8" draw:name="Connettore 1 10" draw:style-name="gr2" draw:text-style-name="P59" svg:x1="3.5in" svg:y1="0.1724in" svg:x2="3.6252in" svg:y2="0.0472in"><text:p/></draw:line><text:span text:style-name="T9"><text:s text:c="61"/>a <text:s text:c="19"/></text:span></text:p>
      <text:p text:style-name="P17"><text:span text:style-name="T9"><text:s text:c="81"/>lavorare</text:span></text:p>
      <text:p text:style-name="P17"><draw:line text:anchor-type="paragraph" draw:z-index="11" draw:name="Connettore 1 13" draw:style-name="gr1" draw:text-style-name="P59" svg:x1="1in" svg:y1="0.3413in" svg:x2="1.5in" svg:y2="0.2169in"><text:p/></draw:line><draw:line text:anchor-type="paragraph" draw:z-index="12" draw:name="Connettore 1 14" draw:style-name="gr1" draw:text-style-name="P59" svg:x1="1.5in" svg:y1="0.2169in" svg:x2="2in" svg:y2="0.3413in"><text:p/></draw:line><text:span text:style-name="T15">(26) <text:s text:c="27"/>IP</text:span></text:p>
      <text:p text:style-name="P17"><text:span text:style-name="T63"><text:s text:c="31"/></text:span></text:p>
      <text:p text:style-name="P17"><draw:line text:anchor-type="paragraph" draw:z-index="14" draw:name="Connettore 1 15" draw:style-name="gr1" draw:text-style-name="P59" svg:x1="2in" svg:y1="0.0217in" svg:x2="2.5in" svg:y2="0.1461in"><text:p/></draw:line><draw:line text:anchor-type="paragraph" draw:z-index="13" draw:name="Connettore 1 16" draw:style-name="gr1" draw:text-style-name="P59" svg:x1="1.5in" svg:y1="0.1461in" svg:x2="2in" svg:y2="0.0217in"><text:p/></draw:line><text:span text:style-name="T15"><text:s text:c="18"/>DP </text:span></text:p>
      <text:p text:style-name="P17"><text:soft-page-break/><text:span text:style-name="T15"><text:s text:c="13"/>l’aereo <text:s text:c="9"/>I <text:s text:c="22"/>VP</text:span></text:p>
      <text:p text:style-name="P17"><draw:line text:anchor-type="paragraph" draw:z-index="16" draw:name="Connettore 1 17" draw:style-name="gr1" draw:text-style-name="P59" svg:x1="2.5in" svg:y1="0.0134in" svg:x2="3in" svg:y2="0.1378in"><text:p/></draw:line><draw:line text:anchor-type="paragraph" draw:z-index="15" draw:name="Connettore 1 18" draw:style-name="gr1" draw:text-style-name="P59" svg:x1="2in" svg:y1="0.1378in" svg:x2="2.5in" svg:y2="0.0134in"><text:p/></draw:line><text:span text:style-name="T15"><text:s text:c="33"/>sta</text:span></text:p>
      <text:p text:style-name="P17"><text:span text:style-name="T9"><text:s text:c="44"/>V <text:s text:c="24"/></text:span><text:span text:style-name="T15">(</text:span><text:span text:style-name="T36">⊇</text:span><text:span text:style-name="T15">)</text:span><text:span text:style-name="T9">P</text:span></text:p>
      <text:p text:style-name="P17"><draw:line text:anchor-type="paragraph" draw:z-index="17" draw:name="Connettore 1 19" draw:style-name="gr1" draw:text-style-name="P59" svg:x1="2.6248in" svg:y1="0.2512in" svg:x2="3.1248in" svg:y2="0.1268in"><text:p/></draw:line><draw:line text:anchor-type="paragraph" draw:z-index="18" draw:name="Connettore 1 20" draw:style-name="gr1" draw:text-style-name="P59" svg:x1="3.1248in" svg:y1="0.1268in" svg:x2="3.6248in" svg:y2="0.2512in"><text:p/></draw:line><text:span text:style-name="T12"><text:s text:c="43"/></text:span><text:span text:style-name="T62">sta</text:span></text:p>
      <text:p text:style-name="P18"/>
      <text:p text:style-name="P17"><text:span text:style-name="T9"><text:s text:c="59"/></text:span><text:span text:style-name="T15">(</text:span><text:span text:style-name="T36">⊇</text:span><text:span text:style-name="T15">)</text:span><text:span text:style-name="T9"> <text:s text:c="19"/>VP</text:span></text:p>
      <text:p text:style-name="P17"><draw:line text:anchor-type="paragraph" draw:z-index="21" draw:name="Connettore 1 21" draw:style-name="gr3" draw:text-style-name="P59" svg:x1="3.5in" svg:y1="0.1724in" svg:x2="3.75in" svg:y2="0.1728in"><text:p/></draw:line><draw:line text:anchor-type="paragraph" draw:z-index="20" draw:name="Connettore 1 22" draw:style-name="gr2" draw:text-style-name="P59" svg:x1="3.6252in" svg:y1="0.0472in" svg:x2="3.7504in" svg:y2="0.1724in"><text:p/></draw:line><draw:line text:anchor-type="paragraph" draw:z-index="19" draw:name="Connettore 1 23" draw:style-name="gr2" draw:text-style-name="P59" svg:x1="3.5in" svg:y1="0.1724in" svg:x2="3.6252in" svg:y2="0.0472in"><text:p/></draw:line><text:span text:style-name="T9"><text:s text:c="59"/>per <text:s text:c="19"/></text:span></text:p>
      <text:p text:style-name="P6"><text:span text:style-name="T9"><text:s text:c="81"/>atterrare</text:span></text:p>
      <text:p text:style-name="P5"/>
      <text:p text:style-name="Standard"><text:span text:style-name="T9">At this point, we still have to explain why the ‘stay + gerund periphrasis’ is able to encode both progressive and prospective aspect, and how such device can be related, from a morphosyntactic viewpoint, to our ‘part-whole’ model of aspectual periphrases.</text:span></text:p>
      <text:p text:style-name="Standard"><text:span text:style-name="T9">We follow Gallego (2010, cf. Mateu 2002, Franco 2015) in assuming that Romance gerunds incorporate an adposition, namely the –</text:span><text:span text:style-name="T3">ndo</text:span><text:span text:style-name="T9"> morpheme is an inflectional counterpart of the prepositions which embed infinitive complements in the examples above. Consider the minimal pair below, involving a (</text:span><text:span text:style-name="T35">⊆</text:span><text:span text:style-name="T9">) relator (cf. also Casalicchio 2013, from which the example (27) is taken). </text:span></text:p>
      <text:p text:style-name="P3"/>
      <text:p text:style-name="Standard"><text:span text:style-name="T9">(27)</text:span><text:span text:style-name="T15"> <text:tab/>a.<text:tab/></text:span><text:span text:style-name="T6">A</text:span><text:span text:style-name="T15"> ben guardare si nota la differenza</text:span></text:p>
      <text:p text:style-name="P21"><text:span text:style-name="T15">b.<text:tab/>Guarda</text:span><text:span text:style-name="T14">ndo</text:span><text:span text:style-name="T15"> bene si nota la differenza</text:span></text:p>
      <text:p text:style-name="P34"><text:span text:style-name="T15">both: "If one looks well, he notices the difference’.</text:span></text:p>
      <text:p text:style-name="P3"/>
      <text:p text:style-name="Standard"><text:span text:style-name="T9">Quite interestingly, gerunds often happen to express the </text:span><text:span text:style-name="T15">(</text:span><text:span text:style-name="T36">⊇</text:span><text:span text:style-name="T15">) content that we have ascribed to </text:span><text:span text:style-name="T7">with</text:span><text:span text:style-name="T15"> and </text:span><text:span text:style-name="T7">for</text:span><text:span text:style-name="T15"> morpheme.</text:span><text:span text:style-name="Footnote_20_Symbol"><text:span text:style-name="T15"><text:note text:id="ftn8" text:note-class="footnote"><text:note-citation>8</text:note-citation><text:note-body><text:p text:style-name="P58"> <text:span text:style-name="T49">Note that according to Franco &amp; Manzini 2017b </text:span><text:span text:style-name="T31">the (</text:span><text:span text:style-name="T32">⊇</text:span><text:span text:style-name="T31">) relation between a </text:span><text:span text:style-name="T34">with/for </text:span><text:span text:style-name="T31">phrase and a vP/VP event precisely yields inclusion in an event/concomitance with it</text:span><text:span text:style-name="T49">.</text:span></text:p></text:note-body></text:note></text:span></text:span><text:span text:style-name="T15"> Consider the minimal pairs below, with an ‘instrument’ (28) and a ‘purpose’ (29) flavour.</text:span></text:p>
      <text:p text:style-name="P1"/>
      <text:p text:style-name="P14"><text:span text:style-name="T15">(28) <text:tab/>a. Il dottore ha curato il paziente somministrando un antibiotico</text:span></text:p>
      <text:p text:style-name="P27"><text:span text:style-name="T15">‘The doctor cured the patient administering an antibiotic’</text:span></text:p>
      <text:p text:style-name="P43"><text:span text:style-name="T15">b.Il dottore ha curato il paziente </text:span><text:span text:style-name="T14">con</text:span><text:span text:style-name="T15"> la somministrazione di un antibiotico</text:span></text:p>
      <text:p text:style-name="P44"><text:soft-page-break/><text:span text:style-name="T15">‘The doctor cured the patient with the administration of an antibiotic’</text:span></text:p>
      <text:p text:style-name="P16"/>
      <text:p text:style-name="P17"><text:span text:style-name="T15">(29)<text:tab/>a.<text:tab/>Gianni lo dice scherzando</text:span></text:p>
      <text:p text:style-name="P24"><text:span text:style-name="T15">b.<text:tab/>Gianni lo dice </text:span><text:span text:style-name="T14">per</text:span><text:span text:style-name="T15"> scherzo</text:span></text:p>
      <text:p text:style-name="P45"><text:span text:style-name="T15">both: “Gianni says that as a joke”</text:span></text:p>
      <text:p text:style-name="P2"/>
      <text:p text:style-name="Standard"><text:span text:style-name="T15">Given this evidence, we can assume that the gerund inflection in Italian is able to encode both (</text:span><text:span text:style-name="T33">⊆</text:span><text:span text:style-name="T15">) and </text:span><text:span text:style-name="T28">(</text:span><text:span text:style-name="T33">⊇</text:span><text:span text:style-name="T28">) contents. More specifically, we hypothesize that the –</text:span><text:span text:style-name="T26">ndo</text:span><text:span text:style-name="T28"> inflection does not differentiate between the two specular ‘inclusion’ relations, instantiating an all-purpose oblique, spanning from datives to instrumentals (cf. Franco &amp; Manzini 2017: 24-28, for relevant data from Kristang and Southern Italian dialects). This explains why the ‘stay + gerund’ periphrasis is able to encode both progressive and prospective aspect, always bearing in mind that the aspectual interpretations depends on the </text:span><text:span text:style-name="T26">aktionsart </text:span><text:span text:style-name="T28">of the verbs that enter in the aspectual constructions (i.e. achievements vs accomplishments, see (22-23)) . We roughly schematize our proposal in structures (30)–(31), for (21b) and (22a), respectively. These structures crucially prospect a lexical entry for </text:span><text:span text:style-name="T27">–ndo</text:span><text:span text:style-name="T29">,</text:span><text:span text:style-name="T27"> </text:span><text:span text:style-name="T28">where this element is associated with both (</text:span><text:span text:style-name="T33">⊆</text:span><text:span text:style-name="T28">) and (</text:span><text:span text:style-name="T33">⊇</text:span><text:span text:style-name="T28">) content.</text:span></text:p>
      <text:p text:style-name="P17"><text:span text:style-name="T9">(30) <text:s text:c="39"/></text:span><text:span text:style-name="T15">IP</text:span></text:p>
      <text:p text:style-name="P17"><draw:line text:anchor-type="paragraph" draw:z-index="23" draw:name="Connettore 1 24" draw:style-name="gr1" draw:text-style-name="P59" svg:x1="2in" svg:y1="0.035in" svg:x2="2.5in" svg:y2="0.1594in"><text:p/></draw:line><draw:line text:anchor-type="paragraph" draw:z-index="22" draw:name="Connettore 1 25" draw:style-name="gr1" draw:text-style-name="P59" svg:x1="1.5in" svg:y1="0.1594in" svg:x2="2in" svg:y2="0.035in"><text:p/></draw:line><text:span text:style-name="T15"><text:s text:c="31"/></text:span></text:p>
      <text:p text:style-name="P17"><draw:line text:anchor-type="paragraph" draw:z-index="24" draw:name="Connettore 1 27" draw:style-name="gr1" draw:text-style-name="P59" svg:x1="2in" svg:y1="0.2858in" svg:x2="2.5in" svg:y2="0.1614in"><text:p/></draw:line><draw:line text:anchor-type="paragraph" draw:z-index="25" draw:name="Connettore 1 26" draw:style-name="gr1" draw:text-style-name="P59" svg:x1="2.5in" svg:y1="0.1614in" svg:x2="3in" svg:y2="0.2858in"><text:p/></draw:line><text:span text:style-name="T15"><text:s text:c="28"/>DP </text:span></text:p>
      <text:p text:style-name="P17"><text:span text:style-name="T15"><text:s text:c="26"/>Gianni <text:s text:c="35"/>…</text:span></text:p>
      <text:p text:style-name="P17"><text:span text:style-name="T15"><text:s text:c="45"/>I <text:s text:c="25"/>VP</text:span></text:p>
      <text:p text:style-name="P17"><draw:line text:anchor-type="paragraph" draw:z-index="27" draw:name="Connettore 1 34" draw:style-name="gr1" draw:text-style-name="P59" svg:x1="3.1248in" svg:y1="0.0862in" svg:x2="3.6248in" svg:y2="0.2106in"><text:p/></draw:line><draw:line text:anchor-type="paragraph" draw:z-index="26" draw:name="Connettore 1 33" draw:style-name="gr1" draw:text-style-name="P59" svg:x1="2.6248in" svg:y1="0.2106in" svg:x2="3.1248in" svg:y2="0.0862in"><text:p/></draw:line><text:span text:style-name="T15"><text:s text:c="43"/>sta</text:span></text:p>
      <text:p text:style-name="P17"><text:span text:style-name="T9"><text:s text:c="58"/>V <text:s text:c="24"/>…</text:span></text:p>
      <text:p text:style-name="P17"><draw:line text:anchor-type="paragraph" draw:z-index="29" draw:name="Connettore 1 44" draw:style-name="gr1" draw:text-style-name="P59" svg:x1="2.5in" svg:y1="0.078in" svg:x2="3in" svg:y2="0.2024in"><text:p/></draw:line><draw:line text:anchor-type="paragraph" draw:z-index="28" draw:name="Connettore 1 43" draw:style-name="gr1" draw:text-style-name="P59" svg:x1="2in" svg:y1="0.2024in" svg:x2="2.5in" svg:y2="0.078in"><text:p/></draw:line><text:span text:style-name="T9"><text:s text:c="51"/></text:span></text:p>
      <text:p text:style-name="P17"><text:span text:style-name="T28"><text:s text:c="46"/>V <text:s text:c="21"/>(</text:span><text:span text:style-name="T33">⊇</text:span><text:span text:style-name="T28">)</text:span></text:p>
      <text:p text:style-name="P6"><text:span text:style-name="T9"><text:s text:c="43"/>lavora <text:s text:c="15"/>-ndo <text:s text:c="2"/></text:span></text:p>
      <text:p text:style-name="P4"/>
      <text:p text:style-name="P17"><text:span text:style-name="T9">(31)</text:span><text:span text:style-name="T15"> <text:s text:c="39"/>IP</text:span></text:p>
      <text:p text:style-name="P17"><draw:line text:anchor-type="paragraph" draw:z-index="31" draw:name="Connettore 1 45" draw:style-name="gr1" draw:text-style-name="P59" svg:x1="2in" svg:y1="0.1031in" svg:x2="2.5in" svg:y2="0.2276in"><text:p/></draw:line><draw:line text:anchor-type="paragraph" draw:z-index="30" draw:name="Connettore 1 46" draw:style-name="gr1" draw:text-style-name="P59" svg:x1="1.5in" svg:y1="0.2276in" svg:x2="2in" svg:y2="0.1031in"><text:p/></draw:line><text:span text:style-name="T15"><text:s text:c="31"/></text:span></text:p>
      <text:p text:style-name="P17"><draw:line text:anchor-type="paragraph" draw:z-index="32" draw:name="Connettore 1 47" draw:style-name="gr1" draw:text-style-name="P59" svg:x1="2in" svg:y1="0.2858in" svg:x2="2.5in" svg:y2="0.1614in"><text:p/></draw:line><draw:line text:anchor-type="paragraph" draw:z-index="33" draw:name="Connettore 1 48" draw:style-name="gr1" draw:text-style-name="P59" svg:x1="2.5in" svg:y1="0.1614in" svg:x2="3in" svg:y2="0.2858in"><text:p/></draw:line><text:span text:style-name="T15"><text:s text:c="28"/>DP </text:span></text:p>
      <text:p text:style-name="P17"><text:soft-page-break/><text:span text:style-name="T15"><text:s text:c="26"/>l’aereo <text:s text:c="35"/>…</text:span></text:p>
      <text:p text:style-name="P17"><text:span text:style-name="T15"><text:s text:c="45"/>I <text:s text:c="25"/>VP</text:span></text:p>
      <text:p text:style-name="P17"><draw:line text:anchor-type="paragraph" draw:z-index="35" draw:name="Connettore 1 49" draw:style-name="gr1" draw:text-style-name="P59" svg:x1="3.1248in" svg:y1="0.0862in" svg:x2="3.6248in" svg:y2="0.2106in"><text:p/></draw:line><draw:line text:anchor-type="paragraph" draw:z-index="34" draw:name="Connettore 1 50" draw:style-name="gr1" draw:text-style-name="P59" svg:x1="2.6248in" svg:y1="0.2106in" svg:x2="3.1248in" svg:y2="0.0862in"><text:p/></draw:line><text:span text:style-name="T15"><text:s text:c="43"/>sta</text:span></text:p>
      <text:p text:style-name="P17"><text:span text:style-name="T9"><text:s text:c="58"/>V <text:s text:c="25"/>…</text:span></text:p>
      <text:p text:style-name="P17"><draw:line text:anchor-type="paragraph" draw:z-index="37" draw:name="Connettore 1 51" draw:style-name="gr1" draw:text-style-name="P59" svg:x1="2.5in" svg:y1="0.078in" svg:x2="3in" svg:y2="0.2024in"><text:p/></draw:line><draw:line text:anchor-type="paragraph" draw:z-index="36" draw:name="Connettore 1 52" draw:style-name="gr1" draw:text-style-name="P59" svg:x1="2in" svg:y1="0.2024in" svg:x2="2.5in" svg:y2="0.078in"><text:p/></draw:line><text:span text:style-name="T9"><text:s text:c="51"/></text:span></text:p>
      <text:p text:style-name="P17"><text:span text:style-name="T28"><text:s text:c="46"/>V <text:s text:c="21"/>(</text:span><text:span text:style-name="T33">⊆</text:span><text:span text:style-name="T28">)</text:span></text:p>
      <text:p text:style-name="P6"><text:span text:style-name="T9"><text:s text:c="43"/>atterra <text:s text:c="15"/>-ndo <text:s text:c="2"/></text:span></text:p>
      <text:p text:style-name="P4"/>
      <text:p text:style-name="P10"><text:span text:style-name="T64">4. Conclusion </text:span></text:p>
      <text:p text:style-name="P10"><text:span text:style-name="T9">In this paper, we have addressed the morphosyntactic status of the adpositional morphemes surfacing in aspectual periphrases in Italian and beyond. We have shown that adposition-based aspectual periphrases share a primitive relation of ‘part-whole/inclusion’ (the same (⊆) relation which is at work with datives/genitives) of an event within a set of events or, alternatively, between the reference time and the time-frame of an event/set of events. We have supported this claim with a series of cross-linguistic examples in which the expression of progressive meaning relies on </text:span><text:span text:style-name="T3">with</text:span><text:span text:style-name="T9">-like adpositions and </text:span><text:span text:style-name="T58">have</text:span><text:span text:style-name="T9"> predicates, which seem to have a clear non-locative value (Levinson 2011). We have provided a morphosyntactic analysis of Italian progressive periphrases, assuming that gerunds encode an inflectional ‘inclusion’ relator which is compatible with <text:s/>a prepositional value. We have finally argued that the (⊆)/(</text:span><text:span text:style-name="T25">⊇</text:span><text:span text:style-name="T9">) distinction advanced by Franco &amp; Manzini (2017b) for the encoding of argumental/thematic material, happens to be relevant also in the realm of aspectual periphrases.</text:span></text:p>
      <text:p text:style-name="P11"/>
      <text:p text:style-name="P10"><text:span text:style-name="T65">Acknowledgements</text:span></text:p>
      <text:p text:style-name="P10"><text:span text:style-name="T9">We thank two anonymous reviewers for their comments and criticism. We also thank Greta Mazzaggio and Michelangelo Zaccarello for the proofreading of the Chapter. The usual disclaimers apply. <text:s/>The authors contribute equally to this work. Ludovico Franco takes responsibility for Section 2 and 3 and Paolo Lorusso for Section 1.</text:span></text:p>
      <text:p text:style-name="P12"/>
      <text:p text:style-name="P10"><text:span text:style-name="T65">References <text:s text:c="14"/></text:span></text:p>
      <text:p text:style-name="P10"><text:span text:style-name="T9">Bach, Emmon. 1986. The algebra of events. </text:span><text:span text:style-name="T3">Linguistics and Philosophy</text:span><text:span text:style-name="T9"> 9:5–16.</text:span></text:p>
      <text:p text:style-name="P10"><text:span text:style-name="T43">Beck, Sigrid, and Kyle Johnson. 2004. Double objects again. </text:span><text:span text:style-name="T44">Linguistic Inquiry</text:span><text:span text:style-name="T43"> 35:97–124.</text:span></text:p>
      <text:p text:style-name="P10"><text:span text:style-name="T9">Belvin, Robert, and Marcel den Dikken. 1997. </text:span><text:span text:style-name="T3">There</text:span><text:span text:style-name="T9">, Happens, </text:span><text:span text:style-name="T3">to</text:span><text:span text:style-name="T9">, </text:span><text:span text:style-name="T3">Be</text:span><text:span text:style-name="T9">, </text:span><text:span text:style-name="T3">Have</text:span><text:span text:style-name="T9">. </text:span><text:span text:style-name="T3">Lingua</text:span><text:span text:style-name="T9"> 101:151-183.</text:span></text:p>
      <text:p text:style-name="P10"><text:span text:style-name="T43">Bertinetto, Pier Marco. 2000. The progressive in Romance, as compared with English. In </text:span><text:span text:style-name="T44">Tense and Aspect in the Languages of Europe</text:span><text:span text:style-name="T43">, ed. by Östen Dahl, 559–604. Berlin: Mouton de Gruyter.</text:span></text:p>
      <text:p text:style-name="P10"><text:span text:style-name="T43">Berwick, Robert, and Noam Chomsky. 2011. The Biolinguistic Program: the Current State of Its Evolution and Development. In </text:span><text:span text:style-name="T44">Th</text:span><text:span text:style-name="T45">e Biolinguistic Enterprise</text:span><text:span text:style-name="T43">, ed. by Anna Maria Di Sciullo and Cedric Boeckx, 19-41. Oxford: OUP. </text:span></text:p>
      <text:p text:style-name="P19"><text:span text:style-name="T43">Bjorkman, Bronwyn, and Elizabeth Cowper. 2016. Possession and</text:span></text:p>
      <text:p text:style-name="P19"><text:soft-page-break/><text:span text:style-name="T43">necessity: From individuals to worlds. </text:span><text:span text:style-name="T44">Lingua</text:span><text:span text:style-name="T43"> 182: 30–48.</text:span></text:p>
      <text:p text:style-name="P20"/>
      <text:p text:style-name="P10"><text:span text:style-name="T43">Bybee, Joan, Revere Perkins, and William Pagliuca. 1994. </text:span><text:span text:style-name="T44">Th</text:span><text:span text:style-name="T45">e Evolution of Grammar.</text:span><text:span text:style-name="T43"> Chicago: The University of Chicago Press.</text:span></text:p>
      <text:p text:style-name="P10"><text:span text:style-name="T43">Caha, Pavel. 2009. The nanosyntax of case. University of Tromsø PhD dissertation. </text:span></text:p>
      <text:p text:style-name="P10"><text:span text:style-name="T43">Casalicchio, Jan 2013. Pseudorelative, gerundi e infiniti nelle varietà romanze: affintà (solo) superficiali e corrispondenze strutturali. Università di Padova PhD dissertation.</text:span></text:p>
      <text:p text:style-name="P10"><text:span text:style-name="T43">Cinque, Guglielmo. 2017. On the status of functional categories (heads and phrases). </text:span><text:span text:style-name="T44">Language and Linguistics</text:span><text:span text:style-name="T43"> 18:521-576.</text:span></text:p>
      <text:p text:style-name="P10"><text:span text:style-name="T43">Comrie, Bernard. 1976. </text:span><text:span text:style-name="T44">Aspect</text:span><text:span text:style-name="T43">. Cambridge: CUP.</text:span></text:p>
      <text:p text:style-name="P10"><text:span text:style-name="T43">Demirdache, Hamida, and Miriam Uribe-Etxebarria. 1997. The Primitives of temporal Relations. In </text:span><text:span text:style-name="T45">Step by Step: Essays on Minimalist Syntax in Honor of Howard Lasnik</text:span><text:span text:style-name="T43">, ed. by Martin David Michaels Roger and Juan Uriagereka, 157-186. Cambridge, MA: MIT Press. </text:span></text:p>
      <text:p text:style-name="P10"><text:span text:style-name="T43">Den Dikken, Marcel. 1998. Predicate inversion in DP. In </text:span><text:span text:style-name="T44">Possessors, Predicates and Movement in the Determiner Phrase</text:span><text:span text:style-name="T43">, ed. by Artemis Alexiadou and Chris Wilder, 177-214. Amsterdam: Benjamins.</text:span></text:p>
      <text:p text:style-name="P10"><text:span text:style-name="T9">Dowty, David. 1979. </text:span><text:span text:style-name="T3">Word Meaning and Montague Grammar</text:span><text:span text:style-name="T9">. Dordrecht: Kluwer</text:span></text:p>
      <text:p text:style-name="P10"><text:span text:style-name="T43">Fábregas, Antonio. 2015. Direccionales con </text:span><text:span text:style-name="T44">con</text:span><text:span text:style-name="T43"> y Marcado Diferencial de Objeto. </text:span><text:span text:style-name="T44">Revue Romane</text:span><text:span text:style-name="T43"> 50:163–190.</text:span></text:p>
      <text:p text:style-name="P10"><text:span text:style-name="T43">Filip, Hana. 1999. </text:span><text:span text:style-name="T44">Aspect, Situation Types and Noun Phrase Semantics</text:span><text:span text:style-name="T43">. New York: Garland.</text:span></text:p>
      <text:p text:style-name="P10"><text:span text:style-name="T43">Franco, Ludovico, and M. Rita Manzini. 2017a. Genitive/‘of’ arguments in DOM contexts. </text:span><text:span text:style-name="T44">Revue </text:span><text:span text:style-name="T45">Roumaine de Linguistique.</text:span></text:p>
      <text:p text:style-name="P10"><text:span text:style-name="T9">Franco, Ludovico, and M. Rita Manzini. 2017b. Instrumental Prepositions and Case: Contexts of Occurrence and Alternations with Datives. </text:span><text:span text:style-name="T3">Glossa</text:span><text:span text:style-name="T9"> 2:8.</text:span></text:p>
      <text:p text:style-name="P10"><text:span text:style-name="T9">Franco, Ludovico. 2015. The Morphosyntax of Adverbs of the Carpone/i type in (Old and Modern) Italian. </text:span><text:span text:style-name="T3">Probus</text:span><text:span text:style-name="T9"> 27: 271-306.</text:span></text:p>
      <text:p text:style-name="P10"><text:span text:style-name="T43">Freeze, Ray. 1992. Existentials and other locatives. </text:span><text:span text:style-name="T44">Language</text:span><text:span text:style-name="T43"> 68:553–595.</text:span></text:p>
      <text:p text:style-name="P10"><text:span text:style-name="T43">Gallego, Ángel. 2010. On the prepositional nature of non-finite verbs. </text:span><text:span text:style-name="T45">Catalan Journal of Linguistics</text:span><text:span text:style-name="T43"> 9:79–102.</text:span><text:span text:style-name="T67"> </text:span></text:p>
      <text:p text:style-name="P10"><text:span text:style-name="T43">Harley, Heidi. 2002. Possession and the double object construction. </text:span><text:span text:style-name="T44">Linguistic Variation Yearbook</text:span><text:span text:style-name="T43"> 2:29–68.</text:span></text:p>
      <text:p text:style-name="P10"><text:span text:style-name="T43">Heine, Bernd, and Tania Kuteva. 2002. </text:span><text:span text:style-name="T44">World Lexicon of Grammaticalization</text:span><text:span text:style-name="T43">. Cambridge: CUP.</text:span></text:p>
      <text:p text:style-name="P10"><text:span text:style-name="T43">Higginbotham, James. 2004. The English progressive. In </text:span><text:span text:style-name="T44">The Syntax of Time</text:span><text:span text:style-name="T43">, ed. by Jacqueline Guéron &amp; Jacqueline Lecarme, 329–358. Cambridge, MA: MIT Press.</text:span></text:p>
      <text:p text:style-name="P10"><text:span text:style-name="T9">Higginbotham, James. 2009. </text:span><text:span text:style-name="T3">Tense, Aspect, and Indexicality</text:span><text:span text:style-name="T9">. </text:span><text:span text:style-name="T3">Oxford Studies in Theoretical Linguistics</text:span><text:span text:style-name="T9">. Oxford: Oxford University Press.</text:span></text:p>
      <text:p text:style-name="P10"><text:soft-page-break/><text:span text:style-name="T9">Jespersen, Otto. 1924. </text:span><text:span text:style-name="T3">The Philosophy of Grammar</text:span><text:span text:style-name="T9">. London: Allen &amp; Unwin Ltd.</text:span></text:p>
      <text:p text:style-name="P10"><text:span text:style-name="T43">Jóhannsdóttir, Kristín. 2011. Aspects of the Progressive in English and Icelandic. University of British Columbia PhD dissertation.</text:span></text:p>
      <text:p text:style-name="P10"><text:span text:style-name="T43">Kawasha, Boniface Kaumba. 2003. </text:span><text:span text:style-name="T44">Lunda Grammar</text:span><text:span text:style-name="T43">. University of Oregon PhD dissertation.</text:span></text:p>
      <text:p text:style-name="P10"><text:span text:style-name="T43">Kayne, Richard. 1984. </text:span><text:span text:style-name="T44">Connectedness and binary branching</text:span><text:span text:style-name="T43">. Dordrecht: Foris.</text:span></text:p>
      <text:p text:style-name="P10"><text:span text:style-name="T43">Kayne, Richard. 1993. Toward a Modular theory of Auxiliary Selection. </text:span><text:span text:style-name="T45">Studia Linguistica </text:span><text:span text:style-name="T43">47: 3-31.</text:span></text:p>
      <text:p text:style-name="P10"><text:span text:style-name="T9">Kayne, Richard. 2003. Silent years, silent hours. In </text:span><text:span text:style-name="T3">Grammar in Focus: Festschrift for Christer Platzack</text:span><text:span text:style-name="T9"> </text:span><text:span text:style-name="T3">Vol II</text:span><text:span text:style-name="T9">, ed. by L.-O. Delsing, C. Falk, G. Josefsson and H. Á. Sigurðsson, 209–226. Lund: Wallin &amp; Dalholm.</text:span></text:p>
      <text:p text:style-name="P10"><text:span text:style-name="T43">Kilian-Hatz, Christa. 1992. Der Komitativ im Baka: Eine Fallstudie zur Grammatikalisierung. Universität zu Köln MA thesis. <text:s/></text:span></text:p>
      <text:p text:style-name="P10"><text:span text:style-name="T43">Landman, Fred. 1992. The Progressive</text:span><text:span text:style-name="T44">. Natural Language Semantics</text:span><text:span text:style-name="T43"> 1:1-32.</text:span></text:p>
      <text:p text:style-name="P10"><text:span text:style-name="T43">Ledgeway, Adam. 2016. The dialects of southern Italy. In </text:span><text:span text:style-name="T44">The Oxford Guide to Romance Languages</text:span><text:span text:style-name="T43">, ed. by Adam Ledgeway</text:span><text:span text:style-name="T9"> </text:span><text:span text:style-name="T43">and Martin Maiden, 246–269. Oxford: OUP.</text:span></text:p>
      <text:p text:style-name="P10"><text:span text:style-name="T43">Levinson, Lisa. 2011. Possessive </text:span><text:span text:style-name="T44">with</text:span><text:span text:style-name="T43"> in Germanic: Have and the role of P. </text:span><text:span text:style-name="T44">Syntax</text:span><text:span text:style-name="T43"> 14:355–393.</text:span></text:p>
      <text:p text:style-name="P10"><text:span text:style-name="T9">Manzini, M. Rita, and Leonardo Savoia. 2011. Reducing ‘case’ to denotational primitives. </text:span><text:span text:style-name="T3">Linguistic Variation</text:span><text:span text:style-name="T9"> 11:76–120.</text:span></text:p>
      <text:p text:style-name="P10"><text:span text:style-name="T9">Manzini, M. Rita, and Ludovico Franco. 2016. Goal and DOM Datives. </text:span><text:span text:style-name="T3">Natural Language and Linguistic Theory</text:span><text:span text:style-name="T9"> 34: 197-240.</text:span></text:p>
      <text:p text:style-name="P10"><text:span text:style-name="T43">Manzini, M. Rita, Paolo Lorusso &amp; Leonardo M. Savoia. 2017. </text:span><text:span text:style-name="T44">a</text:span><text:span text:style-name="T43">/bare finite complements in Southern Italian varieties: Mono-clausal or bi-clausal syntax? </text:span><text:span text:style-name="T44">QULSO</text:span><text:span text:style-name="T43"> 3:11-59.</text:span></text:p>
      <text:p text:style-name="P10"><text:span text:style-name="T43">Mateu, Jaume, and Laia Amadas. 1999. Extended Argument Structure: Progressive as Unaccusative. </text:span><text:span text:style-name="T45">Catalan Working Papers in Linguistics </text:span><text:span text:style-name="T43">7:159-174. </text:span></text:p>
      <text:p text:style-name="P10"><text:span text:style-name="T43">Mateu, Jaume. 2002. Argument Structure: Relational construal at the Syntax-Semantic Interface. Universitat Autònoma de Barcelona</text:span><text:span text:style-name="T67"> </text:span><text:span text:style-name="T43">PhD dissertation. </text:span></text:p>
      <text:p text:style-name="P10"><text:span text:style-name="T9">Parsons, Terence. 1989. The Progressive in English: Events, States and Processes. </text:span><text:span text:style-name="T3">Linguistics and Philosophy</text:span><text:span text:style-name="T9"> 12 (2): 213-241.</text:span></text:p>
      <text:p text:style-name="P10"><text:span text:style-name="T43">Pesetsky, David. 1995. </text:span><text:span text:style-name="T44">Zero syntax</text:span><text:span text:style-name="T43">. Cambridge, MA: MIT Press.</text:span></text:p>
      <text:p text:style-name="P10"><text:span text:style-name="T43">Pylkkänen, Liina. 2008. </text:span><text:span text:style-name="T44">Introducing arguments</text:span><text:span text:style-name="T43">. Cambridge, MA: MIT Press.</text:span></text:p>
      <text:p text:style-name="P10"><text:span text:style-name="T9">Rohlfs, Gerhard. 1969. </text:span><text:span text:style-name="T3">Grammatica storica della lingua italiana e dei suoi dialetti</text:span><text:span text:style-name="T9">, vol. 3, </text:span><text:span text:style-name="T3">Sintassi e formazione delle parole. </text:span><text:span text:style-name="T9">Torino: Einaudi.</text:span></text:p>
      <text:p text:style-name="P10"><text:span text:style-name="T9">Rothstein, Susan. 2004. </text:span><text:span text:style-name="T3">Structuring events</text:span><text:span text:style-name="T9">. Blackwell: Oxford.</text:span></text:p>
      <text:p text:style-name="P10"><text:span text:style-name="T9">Shirai, Yasuhiro. 1998. Where the progressive and resultative meet: Imperfective aspect in Japanese, Korean, Chinese, and English. </text:span><text:span text:style-name="T3">Studies in Language</text:span><text:span text:style-name="T9"> 22:661–692.</text:span></text:p>
      <text:p text:style-name="P10"><text:soft-page-break/><text:span text:style-name="T43">Stolz, Thomas, Cornelia Stroh and Aina Urdze. 2006. </text:span><text:span text:style-name="T44">On comitatives and related categories</text:span><text:span text:style-name="T43">. Berlin: De Gruyter.</text:span></text:p>
      <text:p text:style-name="P10"><text:span text:style-name="T9">Svenonius, Peter. 2006. The Emergence of Axial Parts. </text:span><text:span text:style-name="T3">Nordlyd</text:span><text:span text:style-name="T9"> 33:1-22.</text:span></text:p>
      <text:p text:style-name="P10"><text:span text:style-name="T43">Vendler, Zeno. 1967. </text:span><text:span text:style-name="T44">Linguistics in Philosophy</text:span><text:span text:style-name="T43">. Ithaca, NY: Cornell Uni</text:span></text:p>
      <text:p text:style-name="P1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Lucida Sans Unicode" svg:font-family="'Lucida Sans Unicode'" style:font-family-generic="roman" style:font-pitch="variable"/>
    <style:font-face style:name="MS Mincho" svg:font-family="'MS 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Lucida Sans Unicode1" svg:font-family="'Lucida Sans Unicode'" style:font-family-generic="system" style:font-pitch="variable"/>
    <style:font-face style:name="MS Mincho1"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ＭＳ ゴシック" style:font-family-asian="'ＭＳ ゴシック'"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Lucida Grande1" style:font-family-complex="'Lucida Grande'" style:font-family-generic-complex="system" style:font-pitch-complex="variable" style:font-size-complex="9pt" style:language-complex="hi" style:country-complex="IN"/>
    </style:style>
    <style:style style:name="Texto_20_nota_20_pie_20_Car" style:display-name="Texto nota pie C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Mapa_20_del_20_documento_20_Car" style:display-name="Mapa del documento Car" style:family="text" style:parent-style-name="Default_20_Paragraph_20_Font">
      <style:text-properties style:font-name="Lucida Grande" fo:font-family="'Lucida Grande'"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Lucida Grande1" style:font-family-complex="'Lucida Grande'" style:font-family-generic-complex="system" style:font-pitch-complex="variable" style:font-size-complex="12pt" style:language-complex="hi" style:country-complex="IN"/>
    </style:style>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FreeSans" style:font-family-complex="FreeSans" style:font-family-generic-complex="system" style:font-pitch-complex="variable" style:font-size-complex="10pt" style:language-complex="hi" style:country-complex="IN"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meta:initial-creator>
    <dc:creator>Anna</dc:creator>
    <meta:editing-cycles>3</meta:editing-cycles>
    <meta:print-date>2019-07-23T09:20:00</meta:print-date>
    <meta:creation-date>2019-07-23T09:20:00</meta:creation-date>
    <dc:date>2019-07-23T09:20:00</dc:date>
    <meta:editing-duration>P0D</meta:editing-duration>
    <meta:generator>LibreOffice/6.0.7.3$Linux_X86_64 LibreOffice_project/00m0$Build-3</meta:generator>
    <meta:document-statistic meta:table-count="0" meta:image-count="0" meta:object-count="0" meta:page-count="14" meta:paragraph-count="243" meta:word-count="5956" meta:character-count="41248" meta:non-whitespace-character-count="33200"/>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dotx" xlink:href=""/>
  </office:meta>
</office:document-meta>
</file>